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Heading_20_4">
      <style:paragraph-properties fo:break-before="page"/>
    </style:style>
    <style:style style:name="P4" style:family="paragraph" style:parent-style-name="Heading_20_3">
      <style:paragraph-properties fo:margin-left="0in" fo:margin-right="0in" fo:text-indent="0in" style:auto-text-indent="false"/>
    </style:style>
    <style:style style:name="P5" style:family="paragraph" style:parent-style-name="Heading_20_4">
      <style:paragraph-properties fo:margin-left="0in" fo:margin-right="0in" fo:text-indent="0in" style:auto-text-indent="false"/>
    </style:style>
    <style:style style:name="P6" style:family="paragraph" style:parent-style-name="Heading_20_5">
      <style:paragraph-properties fo:margin-left="0in" fo:margin-right="0in" fo:text-indent="0in" style:auto-text-indent="false"/>
    </style:style>
    <style:style style:name="P7" style:family="paragraph" style:parent-style-name="Preformatted_20_Text">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top="0in" fo:margin-bottom="0.1965in" style:contextual-spacing="false"/>
    </style:style>
    <style:style style:name="P11" style:family="paragraph" style:parent-style-name="Standard">
      <style:paragraph-properties fo:margin-left="0in" fo:margin-right="0in" fo:text-indent="0in" style:auto-text-indent="false"/>
      <style:text-properties fo:background-color="#1f1f1f"/>
    </style:style>
    <style:style style:name="P12" style:family="paragraph" style:parent-style-name="Standard">
      <style:paragraph-properties fo:margin-left="0in" fo:margin-right="0in" fo:text-indent="0in" style:auto-text-indent="false"/>
      <style:text-properties fo:color="#cccccc" loext:opacity="100%" style:font-name="Consolas" fo:background-color="#1f1f1f"/>
    </style:style>
    <style:style style:name="P13" style:family="paragraph" style:parent-style-name="Standard">
      <style:paragraph-properties fo:margin-left="0in" fo:margin-right="0in" fo:text-indent="0in" style:auto-text-indent="false"/>
      <style:text-properties fo:color="#6a9955" loext:opacity="100%" style:font-name="Consolas" fo:background-color="#1f1f1f"/>
    </style:style>
    <style:style style:name="P14" style:family="paragraph" style:parent-style-name="Standard">
      <style:paragraph-properties fo:margin-left="0in" fo:margin-right="0in" fo:text-indent="0in" style:auto-text-indent="false"/>
      <style:text-properties style:font-name="Consolas" fo:background-color="#1f1f1f"/>
    </style:style>
    <style:style style:name="P15" style:family="paragraph" style:parent-style-name="Standard">
      <style:text-properties style:font-name="Consolas" fo:background-color="#1f1f1f"/>
    </style:style>
    <style:style style:name="P16" style:family="paragraph" style:parent-style-name="Standard">
      <style:text-properties style:font-name="Consolas"/>
    </style:style>
    <style:style style:name="P17" style:family="paragraph" style:parent-style-name="Standard">
      <style:paragraph-properties fo:margin-left="0in" fo:margin-right="0in" fo:text-indent="0in" style:auto-text-indent="false"/>
      <style:text-properties style:font-name="Consolas"/>
    </style:style>
    <style:style style:name="P18" style:family="paragraph" style:parent-style-name="Standard">
      <style:paragraph-properties fo:margin-top="0in" fo:margin-bottom="0.1965in" style:contextual-spacing="false"/>
      <style:text-properties style:font-name="Consolas"/>
    </style:style>
    <style:style style:name="P19" style:family="paragraph" style:parent-style-name="Text_20_body">
      <style:text-properties style:font-name="Consolas"/>
    </style:style>
    <style:style style:name="P20" style:family="paragraph" style:parent-style-name="Preformatted_20_Text">
      <style:paragraph-properties fo:margin-top="0in" fo:margin-bottom="0.1965in" style:contextual-spacing="false"/>
    </style:style>
    <style:style style:name="P21" style:family="paragraph" style:parent-style-name="Preformatted_20_Text">
      <style:paragraph-properties fo:margin-top="0in" fo:margin-bottom="0.1965in" style:contextual-spacing="false"/>
      <style:text-properties officeooo:rsid="0016c5e9" officeooo:paragraph-rsid="0016c5e9" fo:background-color="#ffff00"/>
    </style:style>
    <style:style style:name="P22" style:family="paragraph" style:parent-style-name="Text_20_body" style:list-style-name="L1"/>
    <style:style style:name="P23" style:family="paragraph" style:parent-style-name="Text_20_body" style:list-style-name="L1">
      <style:paragraph-properties fo:margin-top="0in" fo:margin-bottom="0in" style:contextual-spacing="false"/>
    </style:style>
    <style:style style:name="P24" style:family="paragraph" style:parent-style-name="Text_20_body" style:list-style-name="L2"/>
    <style:style style:name="P25" style:family="paragraph" style:parent-style-name="Text_20_body" style:list-style-name="L2">
      <style:paragraph-properties fo:margin-left="0in" fo:margin-right="0in" fo:margin-top="0in" fo:margin-bottom="0in" style:contextual-spacing="false" fo:text-indent="0in" style:auto-text-indent="false"/>
    </style:style>
    <style:style style:name="P26" style:family="paragraph" style:parent-style-name="Text_20_body" style:list-style-name="L2">
      <style:paragraph-properties fo:margin-top="0in" fo:margin-bottom="0in" style:contextual-spacing="false"/>
      <style:text-properties fo:font-weight="bold" style:font-weight-asian="bold" style:font-weight-complex="bold"/>
    </style:style>
    <style:style style:name="P27" style:family="paragraph" style:parent-style-name="Text_20_body" style:list-style-name="L2">
      <style:paragraph-properties fo:margin-top="0in" fo:margin-bottom="0in" style:contextual-spacing="false"/>
      <style:text-properties fo:font-style="italic" officeooo:rsid="0008cebe" officeooo:paragraph-rsid="0008cebe" style:font-style-asian="italic" style:font-style-complex="italic"/>
    </style:style>
    <style:style style:name="P28" style:family="paragraph" style:parent-style-name="Text_20_body" style:list-style-name="L2">
      <style:text-properties fo:font-style="italic" officeooo:rsid="000a5a60" officeooo:paragraph-rsid="000a5a60" style:font-style-asian="italic" style:font-style-complex="italic"/>
    </style:style>
    <style:style style:name="P29" style:family="paragraph" style:parent-style-name="Text_20_body" style:list-style-name="L3">
      <style:paragraph-properties fo:margin-left="0in" fo:margin-right="0in" fo:text-indent="0in" style:auto-text-indent="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8">
      <style:paragraph-properties fo:margin-left="0in" fo:margin-right="0in" fo:margin-top="0in" fo:margin-bottom="0in" style:contextual-spacing="false" fo:text-indent="0in" style:auto-text-indent="false"/>
    </style:style>
    <style:style style:name="P36" style:family="paragraph" style:parent-style-name="Text_20_body" style:list-style-name="L8">
      <style:paragraph-properties fo:margin-top="0in" fo:margin-bottom="0in" style:contextual-spacing="false"/>
    </style:style>
    <style:style style:name="P37" style:family="paragraph" style:parent-style-name="Text_20_body" style:list-style-name="L9"/>
    <style:style style:name="P38" style:family="paragraph" style:parent-style-name="Text_20_body" style:list-style-name="L9">
      <style:paragraph-properties fo:margin-left="0in" fo:margin-right="0in" fo:text-indent="0in" style:auto-text-indent="false"/>
    </style:style>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paragraph-properties fo:margin-left="0in" fo:margin-right="0in" fo:margin-top="0in" fo:margin-bottom="0in" style:contextual-spacing="false" fo:text-indent="0in" style:auto-text-indent="false"/>
    </style:style>
    <style:style style:name="P42" style:family="paragraph" style:parent-style-name="Text_20_body" style:list-style-name="L11">
      <style:paragraph-properties fo:margin-top="0in" fo:margin-bottom="0in" style:contextual-spacing="false"/>
    </style:style>
    <style:style style:name="P43" style:family="paragraph" style:parent-style-name="Text_20_body" style:list-style-name="L12">
      <style:paragraph-properties fo:margin-left="0in" fo:margin-right="0in" fo:text-indent="0in" style:auto-text-indent="false"/>
    </style:style>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5">
      <style:text-properties officeooo:rsid="00158f40" officeooo:paragraph-rsid="00158f40"/>
    </style:style>
    <style:style style:name="P48" style:family="paragraph" style:parent-style-name="Text_20_body" style:list-style-name="L16">
      <style:paragraph-properties fo:margin-left="0in" fo:margin-right="0in" fo:text-indent="0in" style:auto-text-indent="false"/>
    </style:style>
    <style:style style:name="P49" style:family="paragraph" style:parent-style-name="Text_20_body" style:list-style-name="L17"/>
    <style:style style:name="P50" style:family="paragraph" style:parent-style-name="Text_20_body" style:list-style-name="L17">
      <style:paragraph-properties fo:margin-top="0in" fo:margin-bottom="0in" style:contextual-spacing="false"/>
    </style:style>
    <style:style style:name="P51" style:family="paragraph" style:parent-style-name="Text_20_body" style:list-style-name="L18"/>
    <style:style style:name="P52" style:family="paragraph" style:parent-style-name="Text_20_body" style:list-style-name="L18">
      <style:paragraph-properties fo:margin-left="0in" fo:margin-right="0in" fo:margin-top="0in" fo:margin-bottom="0in" style:contextual-spacing="false" fo:text-indent="0in" style:auto-text-indent="false"/>
    </style:style>
    <style:style style:name="P53" style:family="paragraph" style:parent-style-name="Text_20_body" style:list-style-name="L18">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color="#9cdcfe" loext:opacity="100%"/>
    </style:style>
    <style:style style:name="T3" style:family="text">
      <style:text-properties fo:color="#9cdcfe" loext:opacity="100%" fo:background-color="#1f1f1f" loext:char-shading-value="0"/>
    </style:style>
    <style:style style:name="T4" style:family="text">
      <style:text-properties fo:color="#cccccc" loext:opacity="100%"/>
    </style:style>
    <style:style style:name="T5" style:family="text">
      <style:text-properties fo:color="#cccccc" loext:opacity="100%" fo:background-color="#1f1f1f" loext:char-shading-value="0"/>
    </style:style>
    <style:style style:name="T6" style:family="text">
      <style:text-properties fo:color="#d4d4d4" loext:opacity="100%"/>
    </style:style>
    <style:style style:name="T7" style:family="text">
      <style:text-properties fo:color="#569cd6" loext:opacity="100%"/>
    </style:style>
    <style:style style:name="T8" style:family="text">
      <style:text-properties fo:color="#b5cea8" loext:opacity="100%"/>
    </style:style>
    <style:style style:name="T9" style:family="text">
      <style:text-properties fo:color="#b5cea8" loext:opacity="100%" fo:background-color="#1f1f1f" loext:char-shading-value="0"/>
    </style:style>
    <style:style style:name="T10" style:family="text">
      <style:text-properties fo:color="#dcdcaa" loext:opacity="100%"/>
    </style:style>
    <style:style style:name="T11" style:family="text">
      <style:text-properties fo:color="#dcdcaa" loext:opacity="100%" fo:background-color="#1f1f1f" loext:char-shading-value="0"/>
    </style:style>
    <style:style style:name="T12" style:family="text">
      <style:text-properties fo:color="#4ec9b0" loext:opacity="100%"/>
    </style:style>
    <style:style style:name="T13" style:family="text">
      <style:text-properties fo:color="#6a9955" loext:opacity="100%"/>
    </style:style>
    <style:style style:name="T14" style:family="text">
      <style:text-properties fo:color="#c586c0" loext:opacity="100%"/>
    </style:style>
    <style:style style:name="T15" style:family="text">
      <style:text-properties fo:color="#ce9178" loext:opacity="100%"/>
    </style:style>
    <style:style style:name="T16" style:family="text">
      <style:text-properties officeooo:rsid="0010d0d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ython 07: Functions and Collective Structures.</text:h>
      <text:h text:style-name="Heading_20_2" text:outline-level="2">Materials:</text:h>
      <text:p text:style-name="P8"><text:bookmark text:name="user-content-materials"/>The activities are designed based on these following references: Python</text:p>
      <text:list text:style-name="L1">
        <text:list-item>
          <text:p text:style-name="P23"><text:span text:style-name="Strong_20_Emphasis">BRef-01</text:span>: Book, Bill Lubanovic; "Introducing Python: Modern Computing in Simple Packages"; <text:a xlink:type="simple" xlink:href="https://www.oreilly.com/library/view/introducing-python-2nd/9781492051374/" text:style-name="Internet_20_link" text:visited-style-name="Visited_20_Internet_20_Link">Available here</text:a> </text:p>
        </text:list-item>
        <text:list-item>
          <text:p text:style-name="P22"><text:span text:style-name="Strong_20_Emphasis">ORef-01</text:span>: Online Tutorial; Charles Severance; "Python for Everybody"; <text:a xlink:type="simple" xlink:href="https://books.trinket.io/pfe/index.html" text:style-name="Internet_20_link" text:visited-style-name="Visited_20_Internet_20_Link">Available here</text:a> </text:p>
        </text:list-item>
      </text:list>
      <text:h text:style-name="Heading_20_2" text:outline-level="2">Path:</text:h>
      <text:h text:style-name="P4" text:outline-level="3"><text:bookmark text:name="user-content-path"/>Step-01: Functions (more).</text:h>
      <text:h text:style-name="P5" text:outline-level="4"><text:bookmark text:name="user-content-step-01-functions-more"/>Goals:</text:h>
      <text:p text:style-name="P7"><text:bookmark text:name="user-content-goals"/><text:span text:style-name="Source_20_Text">After taking this step, you will be able to:</text:span></text:p>
      <text:p text:style-name="Preformatted_20_Text"><text:span text:style-name="Source_20_Text"><text:s text:c="8"/>1. interpret and implement Python programs with Python functions: anonymous functions.<text:tab/></text:span></text:p>
      <text:p text:style-name="P10"><text:span text:style-name="Source_20_Text"><text:s text:c="8"/>2. understand the concepts of namespace and scope in Python programs.</text:span></text:p>
      <text:h text:style-name="Heading_20_4" text:outline-level="4">What to Learn?</text:h>
      <text:list text:style-name="L2">
        <text:list-item>
          <text:p text:style-name="P25"><text:bookmark text:name="user-content-what-to-learn"/>Using <text:span text:style-name="Strong_20_Emphasis">BRef-01: Chapter 09</text:span> answer and experiment the following questions: </text:p>
          <text:list>
            <text:list-item>
              <text:p text:style-name="P26">"Functions are first-class citizens": What does this sentence mean?</text:p>
              <text:p text:style-name="P27">It means that functions are super flexible, they can be assigned to variables, can be used as arguments to other functions, and they can be returned from functions.</text:p>
              <text:p text:style-name="P27"/>
            </text:list-item>
            <text:list-item>
              <text:p text:style-name="P26">What is an anonymous function and how can you define it in Python? Experiment with some examples. </text:p>
              <text:p text:style-name="P27">An anonymous function is a lambda function, you can defined by using:</text:p>
              <text:p text:style-name="P27">lambda arguments: expression</text:p>
              <text:p text:style-name="P27"/>
            </text:list-item>
            <text:list-item>
              <text:p text:style-name="P24"><text:span text:style-name="T1">What are </text:span><text:span text:style-name="Emphasis"><text:span text:style-name="T1">namespace</text:span></text:span><text:span text:style-name="T1"> and </text:span><text:span text:style-name="Emphasis"><text:span text:style-name="T1">scope</text:span></text:span><text:span text:style-name="T1">? What is the scope of a function? Use examples to justify your answers.</text:span></text:p>
              <text:p text:style-name="P28">Namespaces is the way that python organizes each name assigned to objects, for example x = 7. If this expression is made in a function, the scope of it is that said function, for example. </text:p>
              <text:p text:style-name="P28">Def math():</text:p>
              <text:p text:style-name="P28">x = 7</text:p>
              <text:p text:style-name="P28">print(x)</text:p>
            </text:list-item>
          </text:list>
        </text:list-item>
      </text:list>
      <text:h text:style-name="Heading_20_4" text:outline-level="4"/>
      <text:h text:style-name="P3" text:outline-level="4">Exercises:</text:h>
      <text:list text:style-name="L3">
        <text:list-item>
          <text:p text:style-name="P29"><text:bookmark text:name="user-content-exercises"/>Complete the given code by creating a lambda that checks if a given number is even. </text:p>
        </text:list-item>
      </text:list>
      <text:p text:style-name="P15"><text:span text:style-name="T2">even</text:span><text:span text:style-name="T4"> </text:span><text:span text:style-name="T6">=</text:span><text:span text:style-name="T4"> </text:span><text:span text:style-name="T7">lambda</text:span><text:span text:style-name="T4"> </text:span><text:span text:style-name="T2">x</text:span><text:span text:style-name="T4">: </text:span><text:span text:style-name="T2">x</text:span><text:span text:style-name="T4"> </text:span><text:span text:style-name="T6">%</text:span><text:span text:style-name="T4"> </text:span><text:span text:style-name="T8">2</text:span><text:span text:style-name="T4"> </text:span><text:span text:style-name="T6">==</text:span><text:span text:style-name="T4"> </text:span><text:span text:style-name="T8">0</text:span></text:p>
      <text:p text:style-name="P14"><text:span text:style-name="T10">print</text:span><text:span text:style-name="T4">(</text:span><text:span text:style-name="T2">even</text:span><text:span text:style-name="T4">(</text:span><text:span text:style-name="T8">4</text:span><text:span text:style-name="T4">))</text:span></text:p>
      <text:p text:style-name="P14"><text:span text:style-name="T10">print</text:span><text:span text:style-name="T4">(</text:span><text:span text:style-name="T2">even</text:span><text:span text:style-name="T4">(</text:span><text:span text:style-name="T8">13</text:span><text:span text:style-name="T4">))</text:span></text:p>
      <text:p text:style-name="Preformatted_20_Text"/>
      <text:list text:style-name="L4">
        <text:list-item>
          <text:p text:style-name="P30">Create a code snippet that splits up a list into two new lists. Depending on if the number in the list is even or odd. Accomplish this with using a lambda and knowledge from the earlier weeks. </text:p>
        </text:list-item>
      </text:list>
      <text:list text:style-name="L5">
        <text:list-item>
          <text:p text:style-name="P31">For example: Original list of integers: <text:span text:style-name="Source_20_Text">[1, 2, 3, 4, 5, 6, 7, 8, 9, 10]</text:span>. New list with only the even numbers: <text:span text:style-name="Source_20_Text">[2, 4, 6, 8, 10]</text:span>. New list with the odd numbers: <text:span text:style-name="Source_20_Text">[1, 3, 5, 7, 9]</text:span> </text:p>
        </text:list-item>
      </text:list>
      <text:p text:style-name="P14"><text:span text:style-name="T2">numbers</text:span><text:span text:style-name="T4"> </text:span><text:span text:style-name="T6">=</text:span><text:span text:style-name="T4"> [</text:span><text:span text:style-name="T8">1</text:span><text:span text:style-name="T4">,</text:span><text:span text:style-name="T8">2</text:span><text:span text:style-name="T4">,</text:span><text:span text:style-name="T8">3</text:span><text:span text:style-name="T4">,</text:span><text:span text:style-name="T8">4</text:span><text:span text:style-name="T4">,</text:span><text:span text:style-name="T8">5</text:span><text:span text:style-name="T4">,</text:span><text:span text:style-name="T8">6</text:span><text:span text:style-name="T4">,</text:span><text:span text:style-name="T8">7</text:span><text:span text:style-name="T4">,</text:span><text:span text:style-name="T8">8</text:span><text:span text:style-name="T4">,</text:span><text:span text:style-name="T8">9</text:span><text:span text:style-name="T4">,</text:span><text:span text:style-name="T8">10</text:span><text:span text:style-name="T4">]</text:span></text:p>
      <text:p text:style-name="P14"><text:span text:style-name="T2">even</text:span><text:span text:style-name="T4"> </text:span><text:span text:style-name="T6">=</text:span><text:span text:style-name="T4"> </text:span><text:span text:style-name="T12">list</text:span><text:span text:style-name="T4">(</text:span><text:span text:style-name="T12">filter</text:span><text:span text:style-name="T4">(</text:span><text:span text:style-name="T7">lambda</text:span><text:span text:style-name="T4"> </text:span><text:span text:style-name="T2">x</text:span><text:span text:style-name="T4">: </text:span><text:span text:style-name="T2">x</text:span><text:span text:style-name="T4"> </text:span><text:span text:style-name="T6">%</text:span><text:span text:style-name="T4"> </text:span><text:span text:style-name="T8">2</text:span><text:span text:style-name="T4"> </text:span><text:span text:style-name="T6">==</text:span><text:span text:style-name="T4"> </text:span><text:span text:style-name="T8">0</text:span><text:span text:style-name="T4">, </text:span><text:span text:style-name="T2">numbers</text:span><text:span text:style-name="T4">))</text:span></text:p>
      <text:p text:style-name="P14"><text:span text:style-name="T2">odd</text:span><text:span text:style-name="T4"> </text:span><text:span text:style-name="T6">=</text:span><text:span text:style-name="T4"> </text:span><text:span text:style-name="T12">list</text:span><text:span text:style-name="T4">(</text:span><text:span text:style-name="T12">filter</text:span><text:span text:style-name="T4">(</text:span><text:span text:style-name="T7">lambda</text:span><text:span text:style-name="T4"> </text:span><text:span text:style-name="T2">x</text:span><text:span text:style-name="T4">: </text:span><text:span text:style-name="T2">x</text:span><text:span text:style-name="T4"> </text:span><text:span text:style-name="T6">%</text:span><text:span text:style-name="T4"> </text:span><text:span text:style-name="T8">2</text:span><text:span text:style-name="T4"> </text:span><text:span text:style-name="T6">!=</text:span><text:span text:style-name="T4"> </text:span><text:span text:style-name="T8">0</text:span><text:span text:style-name="T4">, </text:span><text:span text:style-name="T2">numbers</text:span><text:span text:style-name="T4">))</text:span></text:p>
      <text:p text:style-name="Text_20_body"/>
      <text:list text:style-name="L6">
        <text:list-item>
          <text:p text:style-name="P32">Complete the function that checks if a given list is sorted or not, use at least one lambda within the function. </text:p>
        </text:list-item>
      </text:list>
      <text:p text:style-name="P15"><text:span text:style-name="T7">def</text:span><text:span text:style-name="T4"> </text:span><text:span text:style-name="T10">am_i_sorted</text:span><text:span text:style-name="T4">(</text:span><text:span text:style-name="T2">numberlist</text:span><text:span text:style-name="T4">):</text:span></text:p>
      <text:p text:style-name="P14"><text:span text:style-name="T4">    </text:span><text:span text:style-name="T13">#write the code    </text:span></text:p>
      <text:p text:style-name="P14"><text:span text:style-name="T4">    </text:span><text:span text:style-name="T14">for</text:span><text:span text:style-name="T4"> </text:span><text:span text:style-name="T2">i</text:span><text:span text:style-name="T4"> </text:span><text:span text:style-name="T14">in</text:span><text:span text:style-name="T4"> </text:span><text:span text:style-name="T12">range</text:span><text:span text:style-name="T4">(</text:span><text:span text:style-name="T10">len</text:span><text:span text:style-name="T4">(</text:span><text:span text:style-name="T2">numberlist</text:span><text:span text:style-name="T4">) </text:span><text:span text:style-name="T6">-</text:span><text:span text:style-name="T4"> </text:span><text:span text:style-name="T8">1</text:span><text:span text:style-name="T4">):</text:span></text:p>
      <text:p text:style-name="P14"><text:span text:style-name="T4">        </text:span><text:span text:style-name="T14">if</text:span><text:span text:style-name="T4">(</text:span><text:span text:style-name="T7">lambda</text:span><text:span text:style-name="T4"> </text:span><text:span text:style-name="T2">x</text:span><text:span text:style-name="T4">,</text:span><text:span text:style-name="T2">y</text:span><text:span text:style-name="T4"> : </text:span><text:span text:style-name="T2">x</text:span><text:span text:style-name="T4"> </text:span><text:span text:style-name="T6">&gt;</text:span><text:span text:style-name="T4"> </text:span><text:span text:style-name="T2">y</text:span><text:span text:style-name="T4">)(</text:span><text:span text:style-name="T2">numberlist</text:span><text:span text:style-name="T4">[</text:span><text:span text:style-name="T2">i</text:span><text:span text:style-name="T4">],</text:span><text:span text:style-name="T2">numberlist</text:span><text:span text:style-name="T4">[</text:span><text:span text:style-name="T2">i</text:span><text:span text:style-name="T4"> </text:span><text:span text:style-name="T6">+</text:span><text:span text:style-name="T4"> </text:span><text:span text:style-name="T8">1</text:span><text:span text:style-name="T4">]):</text:span></text:p>
      <text:p text:style-name="P14"><text:span text:style-name="T4">            </text:span><text:span text:style-name="T14">return</text:span><text:span text:style-name="T4"> </text:span><text:span text:style-name="T7">False<text:tab/></text:span></text:p>
      <text:p text:style-name="P14"><text:span text:style-name="T4">    </text:span><text:span text:style-name="T14">return</text:span><text:span text:style-name="T4"> </text:span><text:span text:style-name="T7">True<text:tab/></text:span></text:p>
      <text:p text:style-name="P17"><text:span text:style-name="T5"/></text:p>
      <text:p text:style-name="P14"><text:span text:style-name="T2">result</text:span><text:span text:style-name="T4"> </text:span><text:span text:style-name="T6">=</text:span><text:span text:style-name="T4"> </text:span><text:span text:style-name="T10">am_i_sorted</text:span><text:span text:style-name="T4">([</text:span><text:span text:style-name="T8">1</text:span><text:span text:style-name="T4">,</text:span><text:span text:style-name="T8">2</text:span><text:span text:style-name="T4">,</text:span><text:span text:style-name="T8">5</text:span><text:span text:style-name="T4">,</text:span><text:span text:style-name="T8">6</text:span><text:span text:style-name="T4">,</text:span><text:span text:style-name="T8">8</text:span><text:span text:style-name="T4">,</text:span><text:span text:style-name="T8">17</text:span><text:span text:style-name="T4">])</text:span></text:p>
      <text:p text:style-name="P14"><text:span text:style-name="T10">print</text:span><text:span text:style-name="T4">(</text:span><text:span text:style-name="T2">result</text:span><text:span text:style-name="T4">) </text:span><text:span text:style-name="T13">#True<text:tab/></text:span></text:p>
      <text:p text:style-name="P14"><text:span text:style-name="T2">result</text:span><text:span text:style-name="T4"> </text:span><text:span text:style-name="T6">=</text:span><text:span text:style-name="T4"> </text:span><text:span text:style-name="T10">am_i_sorted</text:span><text:span text:style-name="T4">([</text:span><text:span text:style-name="T8">1</text:span><text:span text:style-name="T4">,</text:span><text:span text:style-name="T8">2</text:span><text:span text:style-name="T4">,</text:span><text:span text:style-name="T8">99</text:span><text:span text:style-name="T4">,</text:span><text:span text:style-name="T8">6</text:span><text:span text:style-name="T4">,</text:span><text:span text:style-name="T8">8</text:span><text:span text:style-name="T4">,</text:span><text:span text:style-name="T8">17</text:span><text:span text:style-name="T4">])</text:span></text:p>
      <text:p text:style-name="P14"><text:span text:style-name="T10">print</text:span><text:span text:style-name="T4">(</text:span><text:span text:style-name="T2">result</text:span><text:span text:style-name="T4">) </text:span><text:span text:style-name="T13">#False<text:tab/></text:span></text:p>
      <text:p text:style-name="Preformatted_20_Text"/>
      <text:list text:style-name="L7">
        <text:list-item>
          <text:p text:style-name="P33">Create a lambda that takes two arguments and returns a Tuple containing those two values.</text:p>
        </text:list-item>
      </text:list>
      <text:p text:style-name="P14"><text:span text:style-name="T2">x</text:span><text:span text:style-name="T4"> </text:span><text:span text:style-name="T6">=</text:span><text:span text:style-name="T4"> </text:span><text:span text:style-name="T7">lambda</text:span><text:span text:style-name="T4"> </text:span><text:span text:style-name="T2">a</text:span><text:span text:style-name="T4">,</text:span><text:span text:style-name="T2">b</text:span><text:span text:style-name="T4">:(</text:span><text:span text:style-name="T2">a</text:span><text:span text:style-name="T4">,</text:span><text:span text:style-name="T2">b</text:span><text:span text:style-name="T4">)<text:tab/></text:span></text:p>
      <text:p text:style-name="P17"><text:span text:style-name="T11">print</text:span><text:span text:style-name="T5">(</text:span><text:span text:style-name="T3">x</text:span><text:span text:style-name="T5">(</text:span><text:span text:style-name="T9">1</text:span><text:span text:style-name="T5">,</text:span><text:span text:style-name="T9">2</text:span><text:span text:style-name="T5">))<text:tab/></text:span></text:p>
      <text:p text:style-name="P9"><text:span text:style-name="T5"/></text:p>
      <text:list text:continue-numbering="true" text:style-name="L7">
        <text:list-item>
          <text:p text:style-name="P33">Complete the function that checks if the items in a given list are <text:span text:style-name="Source_20_Text">True</text:span> for the given lambda. Return a list containing all <text:span text:style-name="Source_20_Text">True</text:span> values.</text:p>
        </text:list-item>
      </text:list>
      <text:p text:style-name="P14"><text:span text:style-name="T7">def</text:span><text:span text:style-name="T4"> </text:span><text:span text:style-name="T10">check_with_lambda</text:span><text:span text:style-name="T4">(</text:span><text:span text:style-name="T2">lam</text:span><text:span text:style-name="T4">, </text:span><text:span text:style-name="T2">l</text:span><text:span text:style-name="T4">):</text:span></text:p>
      <text:p text:style-name="P14"><text:span text:style-name="T4">    </text:span><text:span text:style-name="T13">#write the code</text:span></text:p>
      <text:p text:style-name="P14"><text:span text:style-name="T4">    </text:span><text:span text:style-name="T2">x</text:span><text:span text:style-name="T4"> </text:span><text:span text:style-name="T6">=</text:span><text:span text:style-name="T4"> </text:span><text:span text:style-name="T12">filter</text:span><text:span text:style-name="T4"> (</text:span><text:span text:style-name="T2">lam</text:span><text:span text:style-name="T4">, </text:span><text:span text:style-name="T2">l</text:span><text:span text:style-name="T4">)</text:span></text:p>
      <text:p text:style-name="P14"><text:span text:style-name="T4">    </text:span><text:span text:style-name="T2">x</text:span><text:span text:style-name="T4"> </text:span><text:span text:style-name="T6">=</text:span><text:span text:style-name="T4"> </text:span><text:span text:style-name="T12">list</text:span><text:span text:style-name="T4">(</text:span><text:span text:style-name="T2">x</text:span><text:span text:style-name="T4">)</text:span></text:p>
      <text:p text:style-name="P14"><text:span text:style-name="T4">    </text:span><text:span text:style-name="T14">return</text:span><text:span text:style-name="T4"> </text:span><text:span text:style-name="T2">x</text:span></text:p>
      <text:p text:style-name="P12">    ...</text:p>
      <text:p text:style-name="P16"/>
      <text:p text:style-name="P14"><text:span text:style-name="T2">x</text:span><text:span text:style-name="T4"> </text:span><text:span text:style-name="T6">=</text:span><text:span text:style-name="T4"> </text:span><text:span text:style-name="T7">lambda</text:span><text:span text:style-name="T4"> </text:span><text:span text:style-name="T2">a</text:span><text:span text:style-name="T4"> : </text:span><text:span text:style-name="T2">a</text:span><text:span text:style-name="T4"> </text:span><text:span text:style-name="T6">&lt;</text:span><text:span text:style-name="T4"> </text:span><text:span text:style-name="T8">10</text:span></text:p>
      <text:p text:style-name="P14"><text:span text:style-name="T2">y</text:span><text:span text:style-name="T4"> </text:span><text:span text:style-name="T6">=</text:span><text:span text:style-name="T4"> [</text:span><text:span text:style-name="T8">1</text:span><text:span text:style-name="T4">,</text:span><text:span text:style-name="T8">6</text:span><text:span text:style-name="T4">,</text:span><text:span text:style-name="T8">19</text:span><text:span text:style-name="T4">,</text:span><text:span text:style-name="T8">22</text:span><text:span text:style-name="T4">,</text:span><text:span text:style-name="T8">7</text:span><text:span text:style-name="T4">]</text:span></text:p>
      <text:p text:style-name="P14"><text:soft-page-break/><text:span text:style-name="T10">print</text:span><text:span text:style-name="T4">(</text:span><text:span text:style-name="T10">check_with_lambda</text:span><text:span text:style-name="T4">(</text:span><text:span text:style-name="T2">x</text:span><text:span text:style-name="T4">, </text:span><text:span text:style-name="T2">y</text:span><text:span text:style-name="T4">)) </text:span><text:span text:style-name="T13">#[1,6,7]</text:span></text:p>
      <text:p text:style-name="P14"><text:span text:style-name="T2">x</text:span><text:span text:style-name="T4"> </text:span><text:span text:style-name="T6">=</text:span><text:span text:style-name="T4"> </text:span><text:span text:style-name="T7">lambda</text:span><text:span text:style-name="T4"> </text:span><text:span text:style-name="T2">a</text:span><text:span text:style-name="T4"> : </text:span><text:span text:style-name="T2">a</text:span><text:span text:style-name="T4">[</text:span><text:span text:style-name="T8">1</text:span><text:span text:style-name="T4">] </text:span><text:span text:style-name="T6">==</text:span><text:span text:style-name="T4"> </text:span><text:span text:style-name="T15">'b'</text:span></text:p>
      <text:p text:style-name="P14"><text:span text:style-name="T2">y</text:span><text:span text:style-name="T4"> </text:span><text:span text:style-name="T6">=</text:span><text:span text:style-name="T4"> [</text:span><text:span text:style-name="T15">"abc"</text:span><text:span text:style-name="T4">, </text:span><text:span text:style-name="T15">"bcd"</text:span><text:span text:style-name="T4">, </text:span><text:span text:style-name="T15">"ube"</text:span><text:span text:style-name="T4">, </text:span><text:span text:style-name="T15">"cur"</text:span><text:span text:style-name="T4">]</text:span></text:p>
      <text:p text:style-name="P14"><text:span text:style-name="T10">print</text:span><text:span text:style-name="T4">(</text:span><text:span text:style-name="T10">check_with_lambda</text:span><text:span text:style-name="T4">(</text:span><text:span text:style-name="T2">x</text:span><text:span text:style-name="T4">, </text:span><text:span text:style-name="T2">y</text:span><text:span text:style-name="T4">)) </text:span><text:span text:style-name="T13">#["abc","ube"]</text:span></text:p>
      <text:p text:style-name="Preformatted_20_Text"/>
      <text:p text:style-name="Horizontal_20_Line"/>
      <text:h text:style-name="Heading_20_3" text:outline-level="3">Step-02: Tuples and Lists (more).</text:h>
      <text:h text:style-name="P5" text:outline-level="4"><text:bookmark text:name="user-content-step-02-tuples-and-lists-more"/>Goals:</text:h>
      <text:p text:style-name="P7"><text:bookmark text:name="user-content-goals-1"/><text:span text:style-name="Source_20_Text">After taking this step, you will be able to:</text:span></text:p>
      <text:p text:style-name="P10"><text:span text:style-name="Source_20_Text"><text:s text:c="8"/>1. interpret and implement Python programs with Python Tuples and Lists: join(), list(), copy(), deepcopy(), slicing and list comprehension.</text:span></text:p>
      <text:h text:style-name="Heading_20_4" text:outline-level="4">What to Learn?</text:h>
      <text:list text:style-name="L8">
        <text:list-item>
          <text:p text:style-name="P35"><text:bookmark text:name="user-content-what-to-learn-1"/>Using <text:span text:style-name="Strong_20_Emphasis">BRef-01: Chapter 07</text:span> answer and experiment the following questions: </text:p>
          <text:list>
            <text:list-item>
              <text:p text:style-name="P36">We have learned <text:span text:style-name="Emphasis">join()</text:span> on a string. How does <text:span text:style-name="Emphasis">join()</text:span> work in a list? </text:p>
            </text:list-item>
            <text:list-item>
              <text:p text:style-name="P36">How can we sort items of a list? Is this possible on a tuple? </text:p>
            </text:list-item>
            <text:list-item>
              <text:p text:style-name="P36">There are several ways to copy a list: <text:span text:style-name="Emphasis">list(), slicing, copy()</text:span> and <text:span text:style-name="Emphasis">deepcopy()</text:span>. Experiment different expamples for each technique. </text:p>
            </text:list-item>
            <text:list-item>
              <text:p text:style-name="P34">How can one build a list using <text:span text:style-name="Emphasis">list comprehension</text:span>? Do we have <text:span text:style-name="Emphasis">tuple comprehension</text:span>? </text:p>
            </text:list-item>
          </text:list>
        </text:list-item>
      </text:list>
      <text:h text:style-name="Heading_20_4" text:outline-level="4">Exercises:</text:h>
      <text:list text:style-name="L9">
        <text:list-item>
          <text:p text:style-name="P38"><text:bookmark text:name="user-content-exercises-1"/>The method <text:span text:style-name="Source_20_Text">list.sort()</text:span> sorts a list ascending. Look up how to sort descending and try it.</text:p>
        </text:list-item>
      </text:list>
      <text:p text:style-name="P14"><text:span text:style-name="T2">list1</text:span><text:span text:style-name="T4"> </text:span><text:span text:style-name="T6">=</text:span><text:span text:style-name="T4"> [</text:span><text:span text:style-name="T8">1</text:span><text:span text:style-name="T4">,</text:span><text:span text:style-name="T8">2</text:span><text:span text:style-name="T4">,</text:span><text:span text:style-name="T8">5</text:span><text:span text:style-name="T4">,</text:span><text:span text:style-name="T8">4</text:span><text:span text:style-name="T4">,</text:span><text:span text:style-name="T8">3</text:span><text:span text:style-name="T4">]</text:span></text:p>
      <text:p text:style-name="P14"><text:span text:style-name="T12">list</text:span><text:span text:style-name="T4">.</text:span><text:span text:style-name="T10">sort</text:span><text:span text:style-name="T4">(</text:span><text:span text:style-name="T2">list1</text:span><text:span text:style-name="T4">)</text:span></text:p>
      <text:p text:style-name="P14"><text:span text:style-name="T10">print</text:span><text:span text:style-name="T4">(</text:span><text:span text:style-name="T2">list1</text:span><text:span text:style-name="T4">)</text:span></text:p>
      <text:p text:style-name="P14"><text:span text:style-name="T4"/></text:p>
      <text:p text:style-name="P14"><text:span text:style-name="T2">list1</text:span><text:span text:style-name="T4"> </text:span><text:span text:style-name="T6">=</text:span><text:span text:style-name="T4"> [</text:span><text:span text:style-name="T8">1</text:span><text:span text:style-name="T4">,</text:span><text:span text:style-name="T8">2</text:span><text:span text:style-name="T4">,</text:span><text:span text:style-name="T8">5</text:span><text:span text:style-name="T4">,</text:span><text:span text:style-name="T8">4</text:span><text:span text:style-name="T4">,</text:span><text:span text:style-name="T8">3</text:span><text:span text:style-name="T4">]</text:span></text:p>
      <text:p text:style-name="P14"><text:span text:style-name="T2">list1</text:span><text:span text:style-name="T4">.</text:span><text:span text:style-name="T10">sort</text:span><text:span text:style-name="T4">(</text:span><text:span text:style-name="T2">reverse</text:span><text:span text:style-name="T6">=</text:span><text:span text:style-name="T7">True</text:span><text:span text:style-name="T4">)</text:span></text:p>
      <text:p text:style-name="P14"><text:span text:style-name="T10">print</text:span><text:span text:style-name="T4">(</text:span><text:span text:style-name="T2">list1</text:span><text:span text:style-name="T4">)</text:span></text:p>
      <text:p text:style-name="P8"/>
      <text:list text:continue-numbering="true" text:style-name="L9">
        <text:list-item>
          <text:p text:style-name="P37">Create a list containing at least three <text:span text:style-name="Source_20_Text">tuples</text:span> containing some numbers. Print the last item of each tuple by looping through the list.</text:p>
        </text:list-item>
      </text:list>
      <text:p text:style-name="P14"><text:span text:style-name="T2">number_tuples</text:span><text:span text:style-name="T4"> </text:span><text:span text:style-name="T6">=</text:span><text:span text:style-name="T4"> [(</text:span><text:span text:style-name="T8">10</text:span><text:span text:style-name="T4">, </text:span><text:span text:style-name="T8">20</text:span><text:span text:style-name="T4">, </text:span><text:span text:style-name="T8">30</text:span><text:span text:style-name="T4">), (</text:span><text:span text:style-name="T8">15</text:span><text:span text:style-name="T4">, </text:span><text:span text:style-name="T8">25</text:span><text:span text:style-name="T4">, </text:span><text:span text:style-name="T8">35</text:span><text:span text:style-name="T4">), (</text:span><text:span text:style-name="T8">5</text:span><text:span text:style-name="T4">, </text:span><text:span text:style-name="T8">15</text:span><text:span text:style-name="T4">, </text:span><text:span text:style-name="T8">25</text:span><text:span text:style-name="T4">)]</text:span></text:p>
      <text:p text:style-name="P14"><text:span text:style-name="T14">for</text:span><text:span text:style-name="T4"> </text:span><text:span text:style-name="T2">x</text:span><text:span text:style-name="T4"> </text:span><text:span text:style-name="T14">in</text:span><text:span text:style-name="T4"> </text:span><text:span text:style-name="T2">number_tuples</text:span><text:span text:style-name="T4">:</text:span></text:p>
      <text:p text:style-name="P14"><text:span text:style-name="T4">    </text:span><text:span text:style-name="T10">print</text:span><text:span text:style-name="T4">(</text:span><text:span text:style-name="T2">x</text:span><text:span text:style-name="T4">[</text:span><text:span text:style-name="T6">-</text:span><text:span text:style-name="T8">1</text:span><text:span text:style-name="T4">])</text:span></text:p>
      <text:p text:style-name="Text_20_body"/>
      <text:list text:continue-numbering="true" text:style-name="L9">
        <text:list-item>
          <text:p text:style-name="P37">Complete the function that returns a list containing all the values from all tuples in the given list.</text:p>
        </text:list-item>
      </text:list>
      <text:p text:style-name="P14"><text:span text:style-name="T7">def</text:span><text:span text:style-name="T4"> </text:span><text:span text:style-name="T10">create_list_from_tuples</text:span><text:span text:style-name="T4">(</text:span><text:span text:style-name="T2">a</text:span><text:span text:style-name="T4">):</text:span></text:p>
      <text:p text:style-name="P14"><text:span text:style-name="T4">    </text:span><text:span text:style-name="T13">#write the code</text:span></text:p>
      <text:p text:style-name="P14"><text:span text:style-name="T4">    </text:span><text:span text:style-name="T2">empty_list</text:span><text:span text:style-name="T4"> </text:span><text:span text:style-name="T6">=</text:span><text:span text:style-name="T4"> []</text:span></text:p>
      <text:p text:style-name="P14"><text:span text:style-name="T4">    </text:span><text:span text:style-name="T14">for</text:span><text:span text:style-name="T4"> </text:span><text:span text:style-name="T2">x</text:span><text:span text:style-name="T4"> </text:span><text:span text:style-name="T14">in</text:span><text:span text:style-name="T4"> </text:span><text:span text:style-name="T2">a</text:span><text:span text:style-name="T4">:</text:span></text:p>
      <text:p text:style-name="P14"><text:soft-page-break/><text:span text:style-name="T4">        </text:span><text:span text:style-name="T14">for</text:span><text:span text:style-name="T4"> </text:span><text:span text:style-name="T2">i</text:span><text:span text:style-name="T4"> </text:span><text:span text:style-name="T14">in</text:span><text:span text:style-name="T4"> </text:span><text:span text:style-name="T2">x</text:span><text:span text:style-name="T4">:</text:span></text:p>
      <text:p text:style-name="P14"><text:span text:style-name="T4">            </text:span><text:span text:style-name="T2">empty_list</text:span><text:span text:style-name="T4">.</text:span><text:span text:style-name="T10">append</text:span><text:span text:style-name="T4">(</text:span><text:span text:style-name="T2">i</text:span><text:span text:style-name="T4">)</text:span></text:p>
      <text:p text:style-name="P14"><text:span text:style-name="T4">    </text:span><text:span text:style-name="T14">return</text:span><text:span text:style-name="T4"> </text:span><text:span text:style-name="T2">empty_list</text:span></text:p>
      <text:p text:style-name="P16"/>
      <text:p text:style-name="P14"><text:span text:style-name="T2">l</text:span><text:span text:style-name="T4"> </text:span><text:span text:style-name="T6">=</text:span><text:span text:style-name="T4"> [(</text:span><text:span text:style-name="T8">1</text:span><text:span text:style-name="T4">,</text:span><text:span text:style-name="T8">5</text:span><text:span text:style-name="T4">,</text:span><text:span text:style-name="T8">4</text:span><text:span text:style-name="T4">),(</text:span><text:span text:style-name="T8">1</text:span><text:span text:style-name="T4">,</text:span><text:span text:style-name="T8">2</text:span><text:span text:style-name="T4">),(</text:span><text:span text:style-name="T8">8</text:span><text:span text:style-name="T4">,</text:span><text:span text:style-name="T8">5</text:span><text:span text:style-name="T4">,</text:span><text:span text:style-name="T8">19</text:span><text:span text:style-name="T4">,</text:span><text:span text:style-name="T8">0</text:span><text:span text:style-name="T4">)]</text:span></text:p>
      <text:p text:style-name="P14"><text:span text:style-name="T10">print</text:span><text:span text:style-name="T4">(</text:span><text:span text:style-name="T10">create_list_from_tuples</text:span><text:span text:style-name="T4">(</text:span><text:span text:style-name="T2">l</text:span><text:span text:style-name="T4">))</text:span></text:p>
      <text:p text:style-name="P13">#[1,5,4,1,2,8,5,19,0]</text:p>
      <text:p text:style-name="P11"><text:span text:style-name="T2"/></text:p>
      <text:p text:style-name="Preformatted_20_Text"/>
      <text:list text:style-name="L10">
        <text:list-item>
          <text:p text:style-name="P39">Take the list of tuples from the previous exercise. Sort the list ascending on the last item of each tuple.</text:p>
        </text:list-item>
      </text:list>
      <text:p text:style-name="P14"><text:span text:style-name="T7">def</text:span><text:span text:style-name="T4"> </text:span><text:span text:style-name="T10">create_list_from_tuples</text:span><text:span text:style-name="T4">(</text:span><text:span text:style-name="T2">a</text:span><text:span text:style-name="T4">):</text:span></text:p>
      <text:p text:style-name="P14"><text:span text:style-name="T4">    </text:span><text:span text:style-name="T13"># write the code</text:span></text:p>
      <text:p text:style-name="P14"><text:span text:style-name="T4">    </text:span><text:span text:style-name="T2">empty_list</text:span><text:span text:style-name="T4"> </text:span><text:span text:style-name="T6">=</text:span><text:span text:style-name="T4"> []</text:span></text:p>
      <text:p text:style-name="P14"><text:span text:style-name="T4">    </text:span><text:span text:style-name="T14">for</text:span><text:span text:style-name="T4"> </text:span><text:span text:style-name="T2">x</text:span><text:span text:style-name="T4"> </text:span><text:span text:style-name="T14">in</text:span><text:span text:style-name="T4"> </text:span><text:span text:style-name="T2">a</text:span><text:span text:style-name="T4">:</text:span></text:p>
      <text:p text:style-name="P14"><text:span text:style-name="T4">        </text:span><text:span text:style-name="T2">m</text:span><text:span text:style-name="T4"> </text:span><text:span text:style-name="T6">=</text:span><text:span text:style-name="T4"> </text:span><text:span text:style-name="T10">sorted</text:span><text:span text:style-name="T4">(</text:span><text:span text:style-name="T2">x</text:span><text:span text:style-name="T4">)</text:span></text:p>
      <text:p text:style-name="P14"><text:span text:style-name="T4">        </text:span><text:span text:style-name="T2">empty_list</text:span><text:span text:style-name="T4">.</text:span><text:span text:style-name="T10">append</text:span><text:span text:style-name="T4">(</text:span><text:span text:style-name="T2">m</text:span><text:span text:style-name="T4">)</text:span></text:p>
      <text:p text:style-name="P14"><text:span text:style-name="T4">    </text:span><text:span text:style-name="T14">return</text:span><text:span text:style-name="T4"> </text:span><text:span text:style-name="T2">empty_list</text:span></text:p>
      <text:p text:style-name="P18"/>
      <text:p text:style-name="P14"><text:span text:style-name="T2">l</text:span><text:span text:style-name="T4"> </text:span><text:span text:style-name="T6">=</text:span><text:span text:style-name="T4"> [(</text:span><text:span text:style-name="T8">1</text:span><text:span text:style-name="T4">, </text:span><text:span text:style-name="T8">5</text:span><text:span text:style-name="T4">, </text:span><text:span text:style-name="T8">4</text:span><text:span text:style-name="T4">), (</text:span><text:span text:style-name="T8">1</text:span><text:span text:style-name="T4">, </text:span><text:span text:style-name="T8">2</text:span><text:span text:style-name="T4">), (</text:span><text:span text:style-name="T8">8</text:span><text:span text:style-name="T4">, </text:span><text:span text:style-name="T8">5</text:span><text:span text:style-name="T4">, </text:span><text:span text:style-name="T8">19</text:span><text:span text:style-name="T4">, </text:span><text:span text:style-name="T8">0</text:span><text:span text:style-name="T4">)]</text:span></text:p>
      <text:p text:style-name="P14"><text:span text:style-name="T10">print</text:span><text:span text:style-name="T4">(</text:span><text:span text:style-name="T10">create_list_from_tuples</text:span><text:span text:style-name="T4">(</text:span><text:span text:style-name="T2">l</text:span><text:span text:style-name="T4">))</text:span></text:p>
      <text:p text:style-name="Text_20_body"/>
      <text:list text:continue-numbering="true" text:style-name="L10">
        <text:list-item>
          <text:p text:style-name="P39">Create a loop that creates a list containing tuples with the numbers 1 to 10 in pairs of 2. The result should be <text:span text:style-name="Source_20_Text">[(1,2),(3,4),(5,6),(7,8),(9,10)]</text:span>.</text:p>
        </text:list-item>
      </text:list>
      <text:p text:style-name="P14"><text:span text:style-name="T2">result_list</text:span><text:span text:style-name="T4"> </text:span><text:span text:style-name="T6">=</text:span><text:span text:style-name="T4"> []</text:span></text:p>
      <text:p text:style-name="P14"><text:span text:style-name="T14">for</text:span><text:span text:style-name="T4"> </text:span><text:span text:style-name="T2">i</text:span><text:span text:style-name="T4"> </text:span><text:span text:style-name="T14">in</text:span><text:span text:style-name="T4"> </text:span><text:span text:style-name="T12">range</text:span><text:span text:style-name="T4">(</text:span><text:span text:style-name="T8">1</text:span><text:span text:style-name="T4">, </text:span><text:span text:style-name="T8">10</text:span><text:span text:style-name="T4">, </text:span><text:span text:style-name="T8">2</text:span><text:span text:style-name="T4">):</text:span></text:p>
      <text:p text:style-name="P14"><text:span text:style-name="T4">    </text:span><text:span text:style-name="T2">result_list</text:span><text:span text:style-name="T4">.</text:span><text:span text:style-name="T10">append</text:span><text:span text:style-name="T4">((</text:span><text:span text:style-name="T2">i</text:span><text:span text:style-name="T4">, </text:span><text:span text:style-name="T2">i</text:span><text:span text:style-name="T4"> </text:span><text:span text:style-name="T6">+</text:span><text:span text:style-name="T4"> </text:span><text:span text:style-name="T8">1</text:span><text:span text:style-name="T4">))</text:span></text:p>
      <text:p text:style-name="P14"><text:span text:style-name="T10">print</text:span><text:span text:style-name="T4">(</text:span><text:span text:style-name="T2">result_list</text:span><text:span text:style-name="T4">)</text:span></text:p>
      <text:p text:style-name="Text_20_body"/>
      <text:list text:continue-numbering="true" text:style-name="L10">
        <text:list-item>
          <text:p text:style-name="P39">Take the list from the previous exercise. Remove the tuples in which the first item is an odd number. Use a lambda to determine this.</text:p>
        </text:list-item>
      </text:list>
      <text:p text:style-name="P14"><text:span text:style-name="T2">the_list</text:span><text:span text:style-name="T4"> </text:span><text:span text:style-name="T6">=</text:span><text:span text:style-name="T4"> [(</text:span><text:span text:style-name="T8">1</text:span><text:span text:style-name="T4">, </text:span><text:span text:style-name="T8">2</text:span><text:span text:style-name="T4">), (</text:span><text:span text:style-name="T8">3</text:span><text:span text:style-name="T4">, </text:span><text:span text:style-name="T8">4</text:span><text:span text:style-name="T4">), (</text:span><text:span text:style-name="T8">5</text:span><text:span text:style-name="T4">, </text:span><text:span text:style-name="T8">6</text:span><text:span text:style-name="T4">), (</text:span><text:span text:style-name="T8">7</text:span><text:span text:style-name="T4">, </text:span><text:span text:style-name="T8">8</text:span><text:span text:style-name="T4">), (</text:span><text:span text:style-name="T8">9</text:span><text:span text:style-name="T4">, </text:span><text:span text:style-name="T8">10</text:span><text:span text:style-name="T4">)]</text:span></text:p>
      <text:p text:style-name="P14"><text:span text:style-name="T2">filtered_list</text:span><text:span text:style-name="T4"> </text:span><text:span text:style-name="T6">=</text:span><text:span text:style-name="T4"> </text:span><text:span text:style-name="T12">list</text:span><text:span text:style-name="T4">(</text:span><text:span text:style-name="T12">filter</text:span><text:span text:style-name="T4">(</text:span><text:span text:style-name="T7">lambda</text:span><text:span text:style-name="T4"> </text:span><text:span text:style-name="T2">x</text:span><text:span text:style-name="T4">: </text:span><text:span text:style-name="T2">x</text:span><text:span text:style-name="T4">[</text:span><text:span text:style-name="T8">0</text:span><text:span text:style-name="T4">] </text:span><text:span text:style-name="T6">%</text:span><text:span text:style-name="T4"> </text:span><text:span text:style-name="T8">2</text:span><text:span text:style-name="T4"> </text:span><text:span text:style-name="T6">==</text:span><text:span text:style-name="T4"> </text:span><text:span text:style-name="T8">0</text:span><text:span text:style-name="T4">, </text:span><text:span text:style-name="T2">the_list</text:span><text:span text:style-name="T4">))</text:span></text:p>
      <text:p text:style-name="P14"><text:span text:style-name="T10">print</text:span><text:span text:style-name="T4">(</text:span><text:span text:style-name="T2">filtered_list</text:span><text:span text:style-name="T4">)</text:span></text:p>
      <text:p text:style-name="Text_20_body"/>
      <text:p text:style-name="Horizontal_20_Line"/>
      <text:h text:style-name="Heading_20_3" text:outline-level="3"/>
      <text:h text:style-name="P2" text:outline-level="3">Step-03: Dictionaries and Sets (more).</text:h>
      <text:h text:style-name="P5" text:outline-level="4"><text:bookmark text:name="user-content-step-03-dictionaries-and-sets-more"/>Goals:</text:h>
      <text:p text:style-name="P7"><text:bookmark text:name="user-content-goals-2"/><text:span text:style-name="Source_20_Text">After taking this step, you will be able to:</text:span></text:p>
      <text:p text:style-name="P10"><text:span text:style-name="Source_20_Text"><text:s text:c="8"/>1. interpret and implement Python programs with Python Dictionaries and Sets: copy(), deepcopy(), dictionary comprehension, nested structures.</text:span></text:p>
      <text:h text:style-name="Heading_20_4" text:outline-level="4">What to Learn?</text:h>
      <text:list text:style-name="L11">
        <text:list-item>
          <text:p text:style-name="P41"><text:bookmark text:name="user-content-what-to-learn-2"/>Using <text:span text:style-name="Strong_20_Emphasis">BRef-01: Chapter 08</text:span> answer and experiment the following questions: </text:p>
          <text:list>
            <text:list-item>
              <text:p text:style-name="P42">How do <text:span text:style-name="Emphasis">copy()</text:span> and <text:span text:style-name="Emphasis">deepcopy()</text:span> behave on dictionaries? What about sets? </text:p>
            </text:list-item>
            <text:list-item>
              <text:p text:style-name="P42">How does <text:span text:style-name="Emphasis">dictionary comprehension</text:span> work? What about sets? </text:p>
            </text:list-item>
            <text:list-item>
              <text:p text:style-name="P42">Try to build the following nested structures: </text:p>
              <text:list>
                <text:list-item>
                  <text:p text:style-name="P42">List of lists. </text:p>
                </text:list-item>
                <text:list-item>
                  <text:p text:style-name="P42">Tuple of lists. </text:p>
                </text:list-item>
                <text:list-item>
                  <text:p text:style-name="P42">Tuple of tuples. </text:p>
                </text:list-item>
                <text:list-item>
                  <text:p text:style-name="P40">List of tuples </text:p>
                </text:list-item>
              </text:list>
            </text:list-item>
          </text:list>
        </text:list-item>
      </text:list>
      <text:h text:style-name="Heading_20_4" text:outline-level="4">Exercises:</text:h>
      <text:list text:style-name="L12">
        <text:list-item>
          <text:p text:style-name="P43"><text:bookmark text:name="user-content-exercises-2"/>Complete the function to merge two lists into one dictionary. </text:p>
        </text:list-item>
      </text:list>
      <text:p text:style-name="P14"><text:span text:style-name="T7">def</text:span><text:span text:style-name="T4"> </text:span><text:span text:style-name="T10">merge_lists_into_dictionary</text:span><text:span text:style-name="T4">(</text:span><text:span text:style-name="T2">l1</text:span><text:span text:style-name="T4">, </text:span><text:span text:style-name="T2">l2</text:span><text:span text:style-name="T4">):</text:span></text:p>
      <text:p text:style-name="P14"><text:span text:style-name="T4">    </text:span><text:span text:style-name="T2">result</text:span><text:span text:style-name="T4"> </text:span><text:span text:style-name="T6">=</text:span><text:span text:style-name="T4"> </text:span><text:span text:style-name="T12">dict</text:span><text:span text:style-name="T4">(</text:span><text:span text:style-name="T12">map</text:span><text:span text:style-name="T4">(</text:span><text:span text:style-name="T7">lambda</text:span><text:span text:style-name="T4"> </text:span><text:span text:style-name="T2">i</text:span><text:span text:style-name="T4">,</text:span><text:span text:style-name="T2">j</text:span><text:span text:style-name="T4"> : (</text:span><text:span text:style-name="T2">i</text:span><text:span text:style-name="T4">,</text:span><text:span text:style-name="T2">j</text:span><text:span text:style-name="T4">), </text:span><text:span text:style-name="T2">keys</text:span><text:span text:style-name="T4">,</text:span><text:span text:style-name="T2">values</text:span><text:span text:style-name="T4">))</text:span></text:p>
      <text:p text:style-name="P14"><text:span text:style-name="T4">    </text:span><text:span text:style-name="T14">return</text:span><text:span text:style-name="T4"> </text:span><text:span text:style-name="T2">result</text:span></text:p>
      <text:p text:style-name="P16"/>
      <text:p text:style-name="P14"><text:span text:style-name="T2">keys</text:span><text:span text:style-name="T4"> </text:span><text:span text:style-name="T6">=</text:span><text:span text:style-name="T4"> [</text:span><text:span text:style-name="T15">'red'</text:span><text:span text:style-name="T4">, </text:span><text:span text:style-name="T15">'green'</text:span><text:span text:style-name="T4">, </text:span><text:span text:style-name="T15">'blue'</text:span><text:span text:style-name="T4">]</text:span></text:p>
      <text:p text:style-name="P14"><text:span text:style-name="T2">values</text:span><text:span text:style-name="T4"> </text:span><text:span text:style-name="T6">=</text:span><text:span text:style-name="T4"> [</text:span><text:span text:style-name="T15">'#FF0000'</text:span><text:span text:style-name="T4">,</text:span><text:span text:style-name="T15">'#008000'</text:span><text:span text:style-name="T4">, </text:span><text:span text:style-name="T15">'#0000FF'</text:span><text:span text:style-name="T4">]</text:span></text:p>
      <text:p text:style-name="P14"><text:span text:style-name="T2">result</text:span><text:span text:style-name="T4"> </text:span><text:span text:style-name="T6">=</text:span><text:span text:style-name="T4"> </text:span><text:span text:style-name="T10">merge_lists_into_dictionary</text:span><text:span text:style-name="T4">(</text:span><text:span text:style-name="T2">keys</text:span><text:span text:style-name="T4">, </text:span><text:span text:style-name="T2">values</text:span><text:span text:style-name="T4">)</text:span></text:p>
      <text:p text:style-name="P14"><text:span text:style-name="T10">print</text:span><text:span text:style-name="T4">(</text:span><text:span text:style-name="T2">result</text:span><text:span text:style-name="T4">) </text:span><text:span text:style-name="T13">#{'red': '#FF0000', 'green': '#008000', 'blue': '#0000FF'}</text:span></text:p>
      <text:p text:style-name="Preformatted_20_Text"/>
      <text:list text:style-name="L13">
        <text:list-item>
          <text:p text:style-name="P44">Given is a list of dictionaries. Sadly the values are the wrong way around. The first value should be at the last key, second value at the second from last key, and so on. Create a function that switches these values for each list you could give it. </text:p>
        </text:list-item>
      </text:list>
      <text:p text:style-name="P14"><text:span text:style-name="T7">def</text:span><text:span text:style-name="T4"> </text:span><text:span text:style-name="T10">switch_the_values</text:span><text:span text:style-name="T4">(</text:span><text:span text:style-name="T2">l</text:span><text:span text:style-name="T4">):</text:span></text:p>
      <text:p text:style-name="P14"><text:span text:style-name="T4">    </text:span><text:span text:style-name="T13"># Write the code</text:span></text:p>
      <text:p text:style-name="P14"><text:span text:style-name="T4">    </text:span><text:span text:style-name="T2">values_list</text:span><text:span text:style-name="T4"> </text:span><text:span text:style-name="T6">=</text:span><text:span text:style-name="T4"> []</text:span></text:p>
      <text:p text:style-name="P14"><text:span text:style-name="T4">    </text:span><text:span text:style-name="T2">keys_list</text:span><text:span text:style-name="T4"> </text:span><text:span text:style-name="T6">=</text:span><text:span text:style-name="T4"> []</text:span></text:p>
      <text:p text:style-name="P14"><text:span text:style-name="T4">    </text:span><text:span text:style-name="T2">new_list</text:span><text:span text:style-name="T4"> </text:span><text:span text:style-name="T6">=</text:span><text:span text:style-name="T4"> []</text:span></text:p>
      <text:p text:style-name="P16"/>
      <text:p text:style-name="P14"><text:span text:style-name="T4">    </text:span><text:span text:style-name="T14">for</text:span><text:span text:style-name="T4"> </text:span><text:span text:style-name="T2">i</text:span><text:span text:style-name="T4"> </text:span><text:span text:style-name="T14">in</text:span><text:span text:style-name="T4"> </text:span><text:span text:style-name="T2">l</text:span><text:span text:style-name="T4">:</text:span></text:p>
      <text:p text:style-name="P14"><text:span text:style-name="T4">        </text:span><text:span text:style-name="T2">keys_list</text:span><text:span text:style-name="T4">.</text:span><text:span text:style-name="T10">append</text:span><text:span text:style-name="T4">(</text:span><text:span text:style-name="T12">list</text:span><text:span text:style-name="T4">(</text:span><text:span text:style-name="T2">i</text:span><text:span text:style-name="T4">.keys())[</text:span><text:span text:style-name="T8">0</text:span><text:span text:style-name="T4">])</text:span></text:p>
      <text:p text:style-name="P14"><text:span text:style-name="T4">        </text:span><text:span text:style-name="T2">values_list</text:span><text:span text:style-name="T4">.</text:span><text:span text:style-name="T10">append</text:span><text:span text:style-name="T4">(</text:span><text:span text:style-name="T12">list</text:span><text:span text:style-name="T4">(</text:span><text:span text:style-name="T2">i</text:span><text:span text:style-name="T4">.values())[</text:span><text:span text:style-name="T8">0</text:span><text:span text:style-name="T4">])</text:span></text:p>
      <text:p text:style-name="P16"/>
      <text:p text:style-name="P14"><text:span text:style-name="T4">    </text:span><text:span text:style-name="T2">values_list</text:span><text:span text:style-name="T4"> </text:span><text:span text:style-name="T6">=</text:span><text:span text:style-name="T4"> </text:span><text:span text:style-name="T12">list</text:span><text:span text:style-name="T4">(</text:span><text:span text:style-name="T12">reversed</text:span><text:span text:style-name="T4">(</text:span><text:span text:style-name="T2">values_list</text:span><text:span text:style-name="T4">))</text:span></text:p>
      <text:p text:style-name="P16"/>
      <text:p text:style-name="P14"><text:span text:style-name="T4">    </text:span><text:span text:style-name="T2">dictionary_maker</text:span><text:span text:style-name="T4"> </text:span><text:span text:style-name="T6">=</text:span><text:span text:style-name="T4"> </text:span><text:span text:style-name="T12">dict</text:span><text:span text:style-name="T4">(</text:span><text:span text:style-name="T12">map</text:span><text:span text:style-name="T4">(</text:span><text:span text:style-name="T7">lambda</text:span><text:span text:style-name="T4"> </text:span><text:span text:style-name="T2">i</text:span><text:span text:style-name="T4">, </text:span><text:span text:style-name="T2">j</text:span><text:span text:style-name="T4">: (</text:span><text:span text:style-name="T2">i</text:span><text:span text:style-name="T4">, </text:span><text:span text:style-name="T2">j</text:span><text:span text:style-name="T4">), </text:span><text:span text:style-name="T2">keys_list</text:span><text:span text:style-name="T4">, </text:span><text:span text:style-name="T2">values_list</text:span><text:span text:style-name="T4">))</text:span></text:p>
      <text:p text:style-name="P14"><text:span text:style-name="T4">    </text:span><text:span text:style-name="T2">new_list</text:span><text:span text:style-name="T4">.</text:span><text:span text:style-name="T10">append</text:span><text:span text:style-name="T4">(</text:span><text:span text:style-name="T2">dictionary_maker</text:span><text:span text:style-name="T4">)</text:span></text:p>
      <text:p text:style-name="P14"><text:span text:style-name="T4">    </text:span><text:span text:style-name="T14">return</text:span><text:span text:style-name="T4"> </text:span><text:span text:style-name="T2">new_list</text:span></text:p>
      <text:p text:style-name="P16"/>
      <text:p text:style-name="P14"><text:soft-page-break/><text:span text:style-name="T2">x</text:span><text:span text:style-name="T4"> </text:span><text:span text:style-name="T6">=</text:span><text:span text:style-name="T4"> [{</text:span><text:span text:style-name="T15">'Math'</text:span><text:span text:style-name="T4">:</text:span><text:span text:style-name="T8">81</text:span><text:span text:style-name="T4">}, {</text:span><text:span text:style-name="T15">'Physics'</text:span><text:span text:style-name="T4">:</text:span><text:span text:style-name="T8">83</text:span><text:span text:style-name="T4">}, {</text:span><text:span text:style-name="T15">'Chemistry'</text:span><text:span text:style-name="T4">:</text:span><text:span text:style-name="T8">87</text:span><text:span text:style-name="T4">}, {</text:span><text:span text:style-name="T15">'English'</text:span><text:span text:style-name="T4">: </text:span><text:span text:style-name="T8">42</text:span><text:span text:style-name="T4">}]</text:span></text:p>
      <text:p text:style-name="P14"><text:span text:style-name="T10">print</text:span><text:span text:style-name="T4">(</text:span><text:span text:style-name="T10">switch_the_values</text:span><text:span text:style-name="T4">(</text:span><text:span text:style-name="T2">x</text:span><text:span text:style-name="T4">))</text:span></text:p>
      <text:p text:style-name="P13"># [{'Math':42}, {'Physics':87}, {'Chemistry':83}, {'English': 81}]</text:p>
      <text:p text:style-name="P14"><text:span text:style-name="T2">x</text:span><text:span text:style-name="T4"> </text:span><text:span text:style-name="T6">=</text:span><text:span text:style-name="T4"> [{</text:span><text:span text:style-name="T15">'a'</text:span><text:span text:style-name="T4">:</text:span><text:span text:style-name="T15">'b'</text:span><text:span text:style-name="T4">}, {</text:span><text:span text:style-name="T15">'c'</text:span><text:span text:style-name="T4">:</text:span><text:span text:style-name="T15">'d'</text:span><text:span text:style-name="T4">}]</text:span></text:p>
      <text:p text:style-name="P14"><text:span text:style-name="T10">print</text:span><text:span text:style-name="T4">(</text:span><text:span text:style-name="T10">switch_the_values</text:span><text:span text:style-name="T4">(</text:span><text:span text:style-name="T2">x</text:span><text:span text:style-name="T4">))</text:span></text:p>
      <text:p text:style-name="P13"># [{'a':'d'}, {'c':'b'}]</text:p>
      <text:p text:style-name="Preformatted_20_Text"/>
      <text:list text:style-name="L14">
        <text:list-item>
          <text:p text:style-name="P45">Given is a dictionary with tuples. Complete to code to add all keys, at which the second Tuple value is Pass, to a list and return that list </text:p>
        </text:list-item>
      </text:list>
      <text:p text:style-name="P14"><text:span text:style-name="T7">def</text:span><text:span text:style-name="T4"> </text:span><text:span text:style-name="T10">create_pass_list</text:span><text:span text:style-name="T4">(</text:span><text:span text:style-name="T2">l</text:span><text:span text:style-name="T4">):</text:span></text:p>
      <text:p text:style-name="P14"><text:span text:style-name="T4">    </text:span><text:span text:style-name="T13"># Write the code<text:tab/></text:span></text:p>
      <text:p text:style-name="P14"><text:span text:style-name="T4">    </text:span><text:span text:style-name="T2">new_list</text:span><text:span text:style-name="T4"> </text:span><text:span text:style-name="T6">=</text:span><text:span text:style-name="T4"> []<text:tab/></text:span></text:p>
      <text:p text:style-name="P14"><text:span text:style-name="T4">    </text:span><text:span text:style-name="T14">for</text:span><text:span text:style-name="T4"> </text:span><text:span text:style-name="T2">i</text:span><text:span text:style-name="T4"> </text:span><text:span text:style-name="T14">in</text:span><text:span text:style-name="T4"> </text:span><text:span text:style-name="T2">l</text:span><text:span text:style-name="T4">.items():</text:span></text:p>
      <text:p text:style-name="P14"><text:span text:style-name="T4">        </text:span><text:span text:style-name="T14">for</text:span><text:span text:style-name="T4"> </text:span><text:span text:style-name="T2">x</text:span><text:span text:style-name="T4"> </text:span><text:span text:style-name="T14">in</text:span><text:span text:style-name="T4"> </text:span><text:span text:style-name="T2">i</text:span><text:span text:style-name="T4">:<text:tab/></text:span></text:p>
      <text:p text:style-name="P14"><text:span text:style-name="T4">            </text:span><text:span text:style-name="T14">if</text:span><text:span text:style-name="T4"> </text:span><text:span text:style-name="T2">x</text:span><text:span text:style-name="T4">[</text:span><text:span text:style-name="T6">-</text:span><text:span text:style-name="T8">1</text:span><text:span text:style-name="T4">] </text:span><text:span text:style-name="T6">==</text:span><text:span text:style-name="T4"> </text:span><text:span text:style-name="T15">"Pass"</text:span><text:span text:style-name="T4">:</text:span></text:p>
      <text:p text:style-name="P14"><text:span text:style-name="T4">                </text:span><text:span text:style-name="T2">new_list</text:span><text:span text:style-name="T4">.</text:span><text:span text:style-name="T10">append</text:span><text:span text:style-name="T4">(</text:span><text:span text:style-name="T2">i</text:span><text:span text:style-name="T4">[</text:span><text:span text:style-name="T8">0</text:span><text:span text:style-name="T4">])</text:span></text:p>
      <text:p text:style-name="P14"><text:span text:style-name="T4">                </text:span><text:span text:style-name="T13"># print(i)<text:tab/><text:tab/></text:span></text:p>
      <text:p text:style-name="P12">    <text:tab/><text:tab/><text:tab/><text:tab/><text:tab/><text:tab/></text:p>
      <text:p text:style-name="P14"><text:span text:style-name="T4">    </text:span><text:span text:style-name="T14">return</text:span><text:span text:style-name="T4"> </text:span><text:span text:style-name="T2">new_list<text:tab/></text:span></text:p>
      <text:p text:style-name="P18"/>
      <text:p text:style-name="P14"><text:span text:style-name="T2">x</text:span><text:span text:style-name="T4"> </text:span><text:span text:style-name="T6">=</text:span><text:span text:style-name="T4"> {<text:tab/></text:span></text:p>
      <text:p text:style-name="P14"><text:span text:style-name="T4">    </text:span><text:span text:style-name="T15">"Math"</text:span><text:span text:style-name="T4">: (</text:span><text:span text:style-name="T8">81</text:span><text:span text:style-name="T4">, </text:span><text:span text:style-name="T15">"Pass"</text:span><text:span text:style-name="T4">),</text:span></text:p>
      <text:p text:style-name="P14"><text:span text:style-name="T4">    </text:span><text:span text:style-name="T15">"Physics"</text:span><text:span text:style-name="T4">: (</text:span><text:span text:style-name="T8">50</text:span><text:span text:style-name="T4">, </text:span><text:span text:style-name="T15">"Fail"</text:span><text:span text:style-name="T4">),</text:span></text:p>
      <text:p text:style-name="P14"><text:span text:style-name="T4">    </text:span><text:span text:style-name="T15">"Chemistry"</text:span><text:span text:style-name="T4">: (</text:span><text:span text:style-name="T8">90</text:span><text:span text:style-name="T4">, </text:span><text:span text:style-name="T15">"Pass"</text:span><text:span text:style-name="T4">),</text:span></text:p>
      <text:p text:style-name="P14"><text:span text:style-name="T4">    </text:span><text:span text:style-name="T15">"English"</text:span><text:span text:style-name="T4">: (</text:span><text:span text:style-name="T8">42</text:span><text:span text:style-name="T4">, </text:span><text:span text:style-name="T15">"Fail"</text:span><text:span text:style-name="T4">),</text:span></text:p>
      <text:p text:style-name="P12">}</text:p>
      <text:p text:style-name="P14"><text:span text:style-name="T10">print</text:span><text:span text:style-name="T4">(</text:span><text:span text:style-name="T10">create_pass_list</text:span><text:span text:style-name="T4">(</text:span><text:span text:style-name="T2">x</text:span><text:span text:style-name="T4">))<text:tab/></text:span></text:p>
      <text:p text:style-name="P13"># ["Math", "Chemistry"]<text:tab/></text:p>
      <text:p text:style-name="Preformatted_20_Text"/>
      <text:list text:style-name="L15">
        <text:list-item>
          <text:p text:style-name="P46">Based on the previous exercise. Write a new function that creates a list with failed subjects. Merge the two lists into a new dictionary with the correct keys. Result should be: <text:span text:style-name="Source_20_Text">{'Pass':["Math", "Chemistry"], 'Fail':["Physics","English"]}</text:span>.</text:p>
        </text:list-item>
      </text:list>
      <text:p text:style-name="P14"><text:span text:style-name="T7">def</text:span><text:span text:style-name="T4"> </text:span><text:span text:style-name="T10">create_pass_list</text:span><text:span text:style-name="T4">(</text:span><text:span text:style-name="T2">l</text:span><text:span text:style-name="T4">):</text:span></text:p>
      <text:p text:style-name="P14"><text:span text:style-name="T4">    </text:span><text:span text:style-name="T13"># Write the code</text:span></text:p>
      <text:p text:style-name="P14"><text:span text:style-name="T4">    </text:span><text:span text:style-name="T2">list_positive</text:span><text:span text:style-name="T4"> </text:span><text:span text:style-name="T6">=</text:span><text:span text:style-name="T4"> []</text:span></text:p>
      <text:p text:style-name="P14"><text:span text:style-name="T4">    </text:span><text:span text:style-name="T2">list_negative</text:span><text:span text:style-name="T4"> </text:span><text:span text:style-name="T6">=</text:span><text:span text:style-name="T4"> []</text:span></text:p>
      <text:p text:style-name="P14"><text:span text:style-name="T4">    </text:span><text:span text:style-name="T2">new_dict</text:span><text:span text:style-name="T4"> </text:span><text:span text:style-name="T6">=</text:span><text:span text:style-name="T4"> {</text:span><text:span text:style-name="T15">"Pass"</text:span><text:span text:style-name="T4">: </text:span><text:span text:style-name="T15">""</text:span><text:span text:style-name="T4">, </text:span><text:span text:style-name="T15">"Fail"</text:span><text:span text:style-name="T4">: </text:span><text:span text:style-name="T15">""</text:span><text:span text:style-name="T4">}</text:span></text:p>
      <text:p text:style-name="P14"><text:span text:style-name="T4">    </text:span><text:span text:style-name="T14">for</text:span><text:span text:style-name="T4"> </text:span><text:span text:style-name="T2">i</text:span><text:span text:style-name="T4"> </text:span><text:span text:style-name="T14">in</text:span><text:span text:style-name="T4"> </text:span><text:span text:style-name="T2">l</text:span><text:span text:style-name="T4">.items():</text:span></text:p>
      <text:p text:style-name="P14"><text:span text:style-name="T4">        </text:span><text:span text:style-name="T14">for</text:span><text:span text:style-name="T4"> </text:span><text:span text:style-name="T2">x</text:span><text:span text:style-name="T4"> </text:span><text:span text:style-name="T14">in</text:span><text:span text:style-name="T4"> </text:span><text:span text:style-name="T2">i</text:span><text:span text:style-name="T4">:</text:span></text:p>
      <text:p text:style-name="P14"><text:span text:style-name="T4">            </text:span><text:span text:style-name="T14">if</text:span><text:span text:style-name="T4"> </text:span><text:span text:style-name="T2">x</text:span><text:span text:style-name="T4">[</text:span><text:span text:style-name="T6">-</text:span><text:span text:style-name="T8">1</text:span><text:span text:style-name="T4">] </text:span><text:span text:style-name="T6">==</text:span><text:span text:style-name="T4"> </text:span><text:span text:style-name="T15">"Pass"</text:span><text:span text:style-name="T4">:</text:span></text:p>
      <text:p text:style-name="P14"><text:span text:style-name="T4">                </text:span><text:span text:style-name="T2">list_positive</text:span><text:span text:style-name="T4">.</text:span><text:span text:style-name="T10">append</text:span><text:span text:style-name="T4">(</text:span><text:span text:style-name="T2">i</text:span><text:span text:style-name="T4">[</text:span><text:span text:style-name="T8">0</text:span><text:span text:style-name="T4">])</text:span></text:p>
      <text:p text:style-name="P14"><text:span text:style-name="T4">            </text:span><text:span text:style-name="T14">elif</text:span><text:span text:style-name="T4"> </text:span><text:span text:style-name="T2">x</text:span><text:span text:style-name="T4">[</text:span><text:span text:style-name="T8">1</text:span><text:span text:style-name="T4">] </text:span><text:span text:style-name="T6">==</text:span><text:span text:style-name="T4"> </text:span><text:span text:style-name="T15">"Fail"</text:span><text:span text:style-name="T4">:</text:span></text:p>
      <text:p text:style-name="P14"><text:span text:style-name="T4">                </text:span><text:span text:style-name="T2">list_negative</text:span><text:span text:style-name="T4">.</text:span><text:span text:style-name="T10">append</text:span><text:span text:style-name="T4">(</text:span><text:span text:style-name="T2">i</text:span><text:span text:style-name="T4">[</text:span><text:span text:style-name="T8">0</text:span><text:span text:style-name="T4">])</text:span></text:p>
      <text:p text:style-name="P12">                </text:p>
      <text:p text:style-name="P14"><text:span text:style-name="T4">    </text:span><text:span text:style-name="T2">new_dict</text:span><text:span text:style-name="T4">[</text:span><text:span text:style-name="T15">"Pass"</text:span><text:span text:style-name="T4">] </text:span><text:span text:style-name="T6">=</text:span><text:span text:style-name="T4"> </text:span><text:span text:style-name="T2">list_positive</text:span></text:p>
      <text:p text:style-name="P14"><text:span text:style-name="T4">    </text:span><text:span text:style-name="T2">new_dict</text:span><text:span text:style-name="T4">[</text:span><text:span text:style-name="T15">"Fail"</text:span><text:span text:style-name="T4">] </text:span><text:span text:style-name="T6">=</text:span><text:span text:style-name="T4"> </text:span><text:span text:style-name="T2">list_negative</text:span></text:p>
      <text:p text:style-name="P12">    </text:p>
      <text:p text:style-name="P14"><text:span text:style-name="T4">    </text:span><text:span text:style-name="T14">return</text:span><text:span text:style-name="T4"> </text:span><text:span text:style-name="T2">new_dict</text:span></text:p>
      <text:p text:style-name="P18"/>
      <text:p text:style-name="P14"><text:soft-page-break/><text:span text:style-name="T2">x</text:span><text:span text:style-name="T4"> </text:span><text:span text:style-name="T6">=</text:span><text:span text:style-name="T4"> {</text:span></text:p>
      <text:p text:style-name="P14"><text:span text:style-name="T4">    </text:span><text:span text:style-name="T15">"Math"</text:span><text:span text:style-name="T4">: (</text:span><text:span text:style-name="T8">81</text:span><text:span text:style-name="T4">, </text:span><text:span text:style-name="T15">"Pass"</text:span><text:span text:style-name="T4">),</text:span></text:p>
      <text:p text:style-name="P14"><text:span text:style-name="T4">    </text:span><text:span text:style-name="T15">"Physics"</text:span><text:span text:style-name="T4">: (</text:span><text:span text:style-name="T8">50</text:span><text:span text:style-name="T4">, </text:span><text:span text:style-name="T15">"Fail"</text:span><text:span text:style-name="T4">),</text:span></text:p>
      <text:p text:style-name="P14"><text:span text:style-name="T4">    </text:span><text:span text:style-name="T15">"Chemistry"</text:span><text:span text:style-name="T4">: (</text:span><text:span text:style-name="T8">90</text:span><text:span text:style-name="T4">, </text:span><text:span text:style-name="T15">"Pass"</text:span><text:span text:style-name="T4">),</text:span></text:p>
      <text:p text:style-name="P14"><text:span text:style-name="T4">    </text:span><text:span text:style-name="T15">"English"</text:span><text:span text:style-name="T4">: (</text:span><text:span text:style-name="T8">42</text:span><text:span text:style-name="T4">, </text:span><text:span text:style-name="T15">"Fail"</text:span><text:span text:style-name="T4">),</text:span></text:p>
      <text:p text:style-name="P12">}</text:p>
      <text:p text:style-name="P14"><text:span text:style-name="T10">print</text:span><text:span text:style-name="T4">(</text:span><text:span text:style-name="T10">create_pass_list</text:span><text:span text:style-name="T4">(</text:span><text:span text:style-name="T2">x</text:span><text:span text:style-name="T4">))</text:span></text:p>
      <text:p text:style-name="P13"># ["Math", "Chemistry"]</text:p>
      <text:p text:style-name="P19"/>
      <text:list text:continue-numbering="true" text:style-name="L15">
        <text:list-item>
          <text:p text:style-name="P46">Write a function that takes the dictionary from the previous exercise and turns each value into his own key:value pair. Sort the dictionary by the key. The result should be: <text:span text:style-name="Source_20_Text">{'Chemistry': 'Pass', 'English': 'Fail', 'Math': 'Pass', 'Physics': 'Fail'}</text:span>;</text:p>
        </text:list-item>
      </text:list>
      <text:p text:style-name="P14"><text:span text:style-name="T7">def</text:span><text:span text:style-name="T4"> </text:span><text:span text:style-name="T10">ordered_dictionary</text:span><text:span text:style-name="T4">(</text:span><text:span text:style-name="T2">d</text:span><text:span text:style-name="T4">):</text:span></text:p>
      <text:p text:style-name="P14"><text:span text:style-name="T4">    </text:span><text:span text:style-name="T2">pass_list</text:span><text:span text:style-name="T4"> </text:span><text:span text:style-name="T6">=</text:span><text:span text:style-name="T4"> []</text:span></text:p>
      <text:p text:style-name="P14"><text:span text:style-name="T4">    </text:span><text:span text:style-name="T2">fail_list</text:span><text:span text:style-name="T4"> </text:span><text:span text:style-name="T6">=</text:span><text:span text:style-name="T4"> []</text:span></text:p>
      <text:p text:style-name="P14"><text:span text:style-name="T4">    </text:span><text:span text:style-name="T2">new_keys</text:span><text:span text:style-name="T4"> </text:span><text:span text:style-name="T6">=</text:span><text:span text:style-name="T4"> []</text:span></text:p>
      <text:p text:style-name="P14"><text:span text:style-name="T4">    </text:span><text:span text:style-name="T2">new_values</text:span><text:span text:style-name="T4"> </text:span><text:span text:style-name="T6">=</text:span><text:span text:style-name="T4"> []</text:span></text:p>
      <text:p text:style-name="P14"><text:span text:style-name="T4">    </text:span><text:span text:style-name="T2">new_dictionary</text:span><text:span text:style-name="T4"> </text:span><text:span text:style-name="T6">=</text:span><text:span text:style-name="T4"> {}</text:span></text:p>
      <text:p text:style-name="P14"><text:span text:style-name="T4">    </text:span><text:span text:style-name="T14">for</text:span><text:span text:style-name="T4"> </text:span><text:span text:style-name="T2">item</text:span><text:span text:style-name="T4"> </text:span><text:span text:style-name="T14">in</text:span><text:span text:style-name="T4"> </text:span><text:span text:style-name="T2">d</text:span><text:span text:style-name="T4">.items():</text:span></text:p>
      <text:p text:style-name="P14"><text:span text:style-name="T4">        </text:span><text:span text:style-name="T14">if</text:span><text:span text:style-name="T4"> </text:span><text:span text:style-name="T15">"Pass"</text:span><text:span text:style-name="T4"> </text:span><text:span text:style-name="T7">in</text:span><text:span text:style-name="T4"> </text:span><text:span text:style-name="T2">item</text:span><text:span text:style-name="T4">:</text:span></text:p>
      <text:p text:style-name="P14"><text:span text:style-name="T4">            </text:span><text:span text:style-name="T10">print</text:span><text:span text:style-name="T4">(</text:span><text:span text:style-name="T2">item</text:span><text:span text:style-name="T4">)</text:span></text:p>
      <text:p text:style-name="P14"><text:span text:style-name="T4">            </text:span><text:span text:style-name="T2">pass_list</text:span><text:span text:style-name="T4">.</text:span><text:span text:style-name="T10">append</text:span><text:span text:style-name="T4">(</text:span><text:span text:style-name="T2">item</text:span><text:span text:style-name="T4">[</text:span><text:span text:style-name="T6">-</text:span><text:span text:style-name="T8">1</text:span><text:span text:style-name="T4">])</text:span></text:p>
      <text:p text:style-name="P14"><text:span text:style-name="T4">            </text:span><text:span text:style-name="T2">pass_list</text:span><text:span text:style-name="T4"> </text:span><text:span text:style-name="T6">=</text:span><text:span text:style-name="T4"> </text:span><text:span text:style-name="T2">item</text:span><text:span text:style-name="T4">[</text:span><text:span text:style-name="T6">-</text:span><text:span text:style-name="T8">1</text:span><text:span text:style-name="T4">]</text:span></text:p>
      <text:p text:style-name="P14"><text:span text:style-name="T4">        </text:span><text:span text:style-name="T14">else</text:span><text:span text:style-name="T4">:</text:span></text:p>
      <text:p text:style-name="P14"><text:span text:style-name="T4">            </text:span><text:span text:style-name="T2">fail_list</text:span><text:span text:style-name="T4"> </text:span><text:span text:style-name="T6">=</text:span><text:span text:style-name="T4"> </text:span><text:span text:style-name="T2">item</text:span><text:span text:style-name="T4">[</text:span><text:span text:style-name="T6">-</text:span><text:span text:style-name="T8">1</text:span><text:span text:style-name="T4">]</text:span></text:p>
      <text:p text:style-name="P14"><text:span text:style-name="T4">    </text:span><text:span text:style-name="T14">for</text:span><text:span text:style-name="T4"> </text:span><text:span text:style-name="T2">item</text:span><text:span text:style-name="T4"> </text:span><text:span text:style-name="T14">in</text:span><text:span text:style-name="T4"> </text:span><text:span text:style-name="T2">pass_list</text:span><text:span text:style-name="T4">:</text:span></text:p>
      <text:p text:style-name="P14"><text:span text:style-name="T4">        </text:span><text:span text:style-name="T2">new_keys</text:span><text:span text:style-name="T4">.</text:span><text:span text:style-name="T10">append</text:span><text:span text:style-name="T4">(</text:span><text:span text:style-name="T2">item</text:span><text:span text:style-name="T4">)</text:span></text:p>
      <text:p text:style-name="P14"><text:span text:style-name="T4">        </text:span><text:span text:style-name="T2">new_values</text:span><text:span text:style-name="T4">.</text:span><text:span text:style-name="T10">append</text:span><text:span text:style-name="T4">(</text:span><text:span text:style-name="T15">"Pass"</text:span><text:span text:style-name="T4">)</text:span></text:p>
      <text:p text:style-name="P14"><text:span text:style-name="T4">    </text:span><text:span text:style-name="T14">for</text:span><text:span text:style-name="T4"> </text:span><text:span text:style-name="T2">item</text:span><text:span text:style-name="T4"> </text:span><text:span text:style-name="T14">in</text:span><text:span text:style-name="T4"> </text:span><text:span text:style-name="T2">fail_list</text:span><text:span text:style-name="T4">:</text:span></text:p>
      <text:p text:style-name="P14"><text:span text:style-name="T4">        </text:span><text:span text:style-name="T2">new_keys</text:span><text:span text:style-name="T4">.</text:span><text:span text:style-name="T10">append</text:span><text:span text:style-name="T4">(</text:span><text:span text:style-name="T2">item</text:span><text:span text:style-name="T4">)</text:span></text:p>
      <text:p text:style-name="P14"><text:span text:style-name="T4">        </text:span><text:span text:style-name="T2">new_values</text:span><text:span text:style-name="T4">.</text:span><text:span text:style-name="T10">append</text:span><text:span text:style-name="T4">(</text:span><text:span text:style-name="T15">"Fail"</text:span><text:span text:style-name="T4">)</text:span></text:p>
      <text:p text:style-name="P14"><text:span text:style-name="T4">    </text:span><text:span text:style-name="T2">new_dictionary</text:span><text:span text:style-name="T4"> </text:span><text:span text:style-name="T6">=</text:span><text:span text:style-name="T4"> </text:span><text:span text:style-name="T12">dict</text:span><text:span text:style-name="T4">(</text:span><text:span text:style-name="T10">sorted</text:span><text:span text:style-name="T4">(</text:span><text:span text:style-name="T12">zip</text:span><text:span text:style-name="T4">(</text:span><text:span text:style-name="T2">new_keys</text:span><text:span text:style-name="T4">,</text:span><text:span text:style-name="T2">new_values</text:span><text:span text:style-name="T4">)))</text:span></text:p>
      <text:p text:style-name="P14"><text:span text:style-name="T4">    </text:span><text:span text:style-name="T14">return</text:span><text:span text:style-name="T4"> </text:span><text:span text:style-name="T2">new_dictionary</text:span></text:p>
      <text:p text:style-name="P16"/>
      <text:p text:style-name="P14"><text:span text:style-name="T10">print</text:span><text:span text:style-name="T4">(</text:span><text:span text:style-name="T10">ordered_dictionary</text:span><text:span text:style-name="T4">(</text:span><text:span text:style-name="T2">ultimate_dictionary</text:span><text:span text:style-name="T4">))</text:span></text:p>
      <text:p text:style-name="Text_20_body"/>
      <text:list text:continue-numbering="true" text:style-name="L15">
        <text:list-item>
          <text:p text:style-name="P46">Test all the functions from the last few exercises if they still work given a different starting dictionary. If not, try to explain what went wron<text:span text:style-name="T16">g</text:span> and fix it. A different dictionary could be: <text:span text:style-name="Source_20_Text">{'Soccer':(9, "Pass"), 'Snowboarding':(3, "Fail"), 'Tennis':(7, "Pass")}</text:span>.</text:p>
          <text:p text:style-name="P47">Tested, it works.</text:p>
        </text:list-item>
      </text:list>
      <text:p text:style-name="Horizontal_20_Line"/>
      <text:h text:style-name="Heading_20_2" text:outline-level="2"/>
      <text:h text:style-name="P1" text:outline-level="2">Learning Activities:</text:h>
      <text:h text:style-name="P4" text:outline-level="3"><text:bookmark text:name="user-content-learning-activities"/>Code Analysis</text:h>
      <text:list text:style-name="L16">
        <text:list-item>
          <text:p text:style-name="P48">Analyse the given code below without executing it. What will be the result of the program? </text:p>
        </text:list-item>
      </text:list>
      <text:p text:style-name="Preformatted_20_Text">r = lambda a : a + 15</text:p>
      <text:p text:style-name="Preformatted_20_Text">print(r(10))</text:p>
      <text:p text:style-name="Preformatted_20_Text">r = lambda x, y : x * y</text:p>
      <text:p text:style-name="P10">print(r(12, 4))</text:p>
      <text:p text:style-name="P21">it will print 25<text:line-break/>it will print 48</text:p>
      <text:list text:style-name="L17">
        <text:list-item>
          <text:p text:style-name="P50">One of the students has implemented the following code. </text:p>
          <text:list>
            <text:list-item>
              <text:p text:style-name="P50">Apply Input/Output testing and see if the program works correctly. </text:p>
            </text:list-item>
            <text:list-item>
              <text:p text:style-name="P50">Analyse the code (without execution) and see if you can detect the bug. </text:p>
            </text:list-item>
            <text:list-item>
              <text:p text:style-name="P49">Debug the code and validate your finding. </text:p>
            </text:list-item>
          </text:list>
        </text:list-item>
      </text:list>
      <text:p text:style-name="Preformatted_20_Text">students = []</text:p>
      <text:p text:style-name="Preformatted_20_Text"/>
      <text:p text:style-name="Preformatted_20_Text">def add_student(name, age, grade):</text:p>
      <text:p text:style-name="Preformatted_20_Text"><text:s text:c="4"/>student = {</text:p>
      <text:p text:style-name="Preformatted_20_Text"><text:s text:c="8"/>'name': name,</text:p>
      <text:p text:style-name="Preformatted_20_Text"><text:s text:c="8"/>'age': age,</text:p>
      <text:p text:style-name="Preformatted_20_Text"><text:s text:c="8"/>'grade': grade</text:p>
      <text:p text:style-name="Preformatted_20_Text"><text:s text:c="4"/>}</text:p>
      <text:p text:style-name="Preformatted_20_Text"><text:s text:c="4"/>students.append(student)</text:p>
      <text:p text:style-name="Preformatted_20_Text"/>
      <text:p text:style-name="Preformatted_20_Text">def get_student(name):</text:p>
      <text:p text:style-name="Preformatted_20_Text"><text:s text:c="4"/>return list(filter(lambda s: s['name'] != name, students))</text:p>
      <text:p text:style-name="Preformatted_20_Text"/>
      <text:p text:style-name="Preformatted_20_Text">def get_students_by_grade(grade):</text:p>
      <text:p text:style-name="Preformatted_20_Text"><text:s text:c="4"/>return list(filter(lambda s: s['grade'] != grade, students))</text:p>
      <text:p text:style-name="Preformatted_20_Text"/>
      <text:p text:style-name="Preformatted_20_Text">def main():</text:p>
      <text:p text:style-name="Preformatted_20_Text"><text:s text:c="4"/>while True:</text:p>
      <text:p text:style-name="Preformatted_20_Text"><text:s text:c="8"/>print("Student Management System")</text:p>
      <text:p text:style-name="Preformatted_20_Text"><text:s text:c="8"/>print("1. Add Student")</text:p>
      <text:p text:style-name="Preformatted_20_Text"><text:s text:c="8"/>print("2. Search Student by Name")</text:p>
      <text:p text:style-name="Preformatted_20_Text"><text:s text:c="8"/>print("3. List Students by Grade")</text:p>
      <text:p text:style-name="Preformatted_20_Text"><text:s text:c="8"/>print("4. Exit")</text:p>
      <text:p text:style-name="Preformatted_20_Text"/>
      <text:p text:style-name="Preformatted_20_Text"><text:s text:c="8"/>choice = input("Enter your choice: ")</text:p>
      <text:p text:style-name="Preformatted_20_Text"/>
      <text:p text:style-name="Preformatted_20_Text"><text:s text:c="8"/>if choice == '1':</text:p>
      <text:p text:style-name="Preformatted_20_Text"><text:s text:c="12"/>name = input("Enter student name: ")</text:p>
      <text:p text:style-name="Preformatted_20_Text"><text:s text:c="12"/>age = int(input("Enter student age: "))</text:p>
      <text:p text:style-name="Preformatted_20_Text"><text:s text:c="12"/>grade = input("Enter student grade: ")</text:p>
      <text:p text:style-name="Preformatted_20_Text"><text:s text:c="12"/>add_student(name, age, grade)</text:p>
      <text:p text:style-name="Preformatted_20_Text"><text:s text:c="12"/>print("Student added successfully!")</text:p>
      <text:p text:style-name="Preformatted_20_Text"/>
      <text:p text:style-name="Preformatted_20_Text"><text:s text:c="8"/>elif choice == '2':</text:p>
      <text:p text:style-name="Preformatted_20_Text"><text:s text:c="12"/>name = input("Enter student name: ")</text:p>
      <text:p text:style-name="Preformatted_20_Text"><text:s text:c="12"/>student = get_student(name)</text:p>
      <text:p text:style-name="Preformatted_20_Text"><text:s text:c="12"/>if student:</text:p>
      <text:p text:style-name="Preformatted_20_Text"><text:s text:c="16"/>print("Student found:")</text:p>
      <text:p text:style-name="Preformatted_20_Text"><text:s text:c="16"/>print(f"Name: {student[0]['name']}")</text:p>
      <text:p text:style-name="Preformatted_20_Text"><text:s text:c="16"/>print(f"Age: {student[0]['age']}")</text:p>
      <text:p text:style-name="Preformatted_20_Text"><text:s text:c="16"/>print(f"Grade: {student[0]['grade']}")</text:p>
      <text:p text:style-name="Preformatted_20_Text"><text:soft-page-break/><text:s text:c="12"/>else:</text:p>
      <text:p text:style-name="Preformatted_20_Text"><text:s text:c="16"/>print("Student not found.")</text:p>
      <text:p text:style-name="Preformatted_20_Text"/>
      <text:p text:style-name="Preformatted_20_Text"><text:s text:c="8"/>elif choice == '3':</text:p>
      <text:p text:style-name="Preformatted_20_Text"><text:s text:c="12"/>grade = input("Enter grade to filter students: ")</text:p>
      <text:p text:style-name="Preformatted_20_Text"><text:s text:c="12"/>students_by_grade = get_students_by_grade(grade)</text:p>
      <text:p text:style-name="Preformatted_20_Text"><text:s text:c="12"/>if students_by_grade:</text:p>
      <text:p text:style-name="Preformatted_20_Text"><text:s text:c="16"/>print(f"Students in grade {grade}:")</text:p>
      <text:p text:style-name="Preformatted_20_Text"><text:s text:c="16"/>for student in students_by_grade:</text:p>
      <text:p text:style-name="Preformatted_20_Text"><text:s text:c="20"/>print(f"Name: {student['name']}, Age: {student['age']}")</text:p>
      <text:p text:style-name="Preformatted_20_Text"><text:s text:c="12"/>else:</text:p>
      <text:p text:style-name="Preformatted_20_Text"><text:s text:c="16"/>print("No students found in the given grade.")</text:p>
      <text:p text:style-name="Preformatted_20_Text"/>
      <text:p text:style-name="Preformatted_20_Text"><text:s text:c="8"/>elif choice == '4':</text:p>
      <text:p text:style-name="Preformatted_20_Text"><text:s text:c="12"/>print("Exiting...")</text:p>
      <text:p text:style-name="Preformatted_20_Text"><text:s text:c="12"/>break</text:p>
      <text:p text:style-name="Preformatted_20_Text"/>
      <text:p text:style-name="Preformatted_20_Text"><text:s text:c="8"/>else:</text:p>
      <text:p text:style-name="Preformatted_20_Text"><text:s text:c="12"/>print("Invalid choice. Please try again.")</text:p>
      <text:p text:style-name="Preformatted_20_Text"/>
      <text:p text:style-name="P10">main()</text:p>
      <text:h text:style-name="Heading_20_3" text:outline-level="3"/>
      <text:h text:style-name="P2" text:outline-level="3">Supporting Topics</text:h>
      <text:h text:style-name="P5" text:outline-level="4"><text:bookmark text:name="user-content-supporting-topics"/>Unit Testing</text:h>
      <text:h text:style-name="P6" text:outline-level="5"><text:bookmark text:name="user-content-unit-testing"/>Introduction</text:h>
      <text:p text:style-name="P8"><text:bookmark text:name="user-content-introduction"/>Unit testing is like checking individual ingredients before you bake a cake. Imagine you have flour, sugar, eggs, and butter. You want to make sure each ingredient is good on its own before you mix them together. In programming, unit testing means testing small parts, or units, of a software application in isolation to ensure they work as expected. It helps developers catch bugs early, making it easier to fix them before they cause bigger issues in the overall program. Just like you want your cake ingredients to be perfect, unit testing ensures each piece of your code is reliable before it all comes together to create the final product. In unit testing, we use programming to test units automatically. In programming, developers write code to automatically test individual parts of their software.</text:p>
      <text:h text:style-name="Heading_20_5" text:outline-level="5">Activity</text:h>
      <text:list text:style-name="L18">
        <text:list-item>
          <text:p text:style-name="P52"><text:bookmark text:name="user-content-activity"/>Review the provided code snippet below. </text:p>
        </text:list-item>
        <text:list-item>
          <text:p text:style-name="P53">The function <text:span text:style-name="Source_20_Text">test()</text:span> has been designed to evaluate the functionality of other functions (i.e., units). Examine the code to understand how each function is tested, and consider adding additional test cases to complete the remaining todos. </text:p>
        </text:list-item>
        <text:list-item>
          <text:p text:style-name="P53">This code currently employs <text:span text:style-name="Source_20_Text">if</text:span> statements and <text:span text:style-name="Source_20_Text">print</text:span> statements for implementing tests. Python offers a more efficient solution through the use of <text:span text:style-name="Source_20_Text">assert</text:span> statements. Conduct a brief research on <text:span text:style-name="Source_20_Text">assert</text:span> statements and study some examples. </text:p>
        </text:list-item>
        <text:list-item>
          <text:p text:style-name="P51">Within the <text:span text:style-name="Source_20_Text">test()</text:span> function, replace the existing <text:span text:style-name="Source_20_Text">if</text:span> statements with appropriate <text:span text:style-name="Source_20_Text">assert</text:span> statements. </text:p>
        </text:list-item>
      </text:list>
      <text:p text:style-name="Text_20_body"><text:span text:style-name="Emphasis">Note</text:span>: The approach demonstrated here represents a fundamental introduction to unit testing. Later, you will experience more in-depth techniques using Python's built-in frameworks and libraries, eliminating the need for developers to integrate testing logic within their programs.</text:p>
      <text:p text:style-name="Preformatted_20_Text">contacts = []</text:p>
      <text:p text:style-name="Preformatted_20_Text"/>
      <text:p text:style-name="Preformatted_20_Text">def add_contact(name, phone_number, email):</text:p>
      <text:p text:style-name="Preformatted_20_Text"><text:s text:c="4"/>contact = {</text:p>
      <text:p text:style-name="Preformatted_20_Text"><text:s text:c="8"/>'name': name,</text:p>
      <text:p text:style-name="Preformatted_20_Text"><text:s text:c="8"/>'phone_number': phone_number,</text:p>
      <text:p text:style-name="Preformatted_20_Text"><text:s text:c="8"/>'email': email</text:p>
      <text:p text:style-name="Preformatted_20_Text"><text:s text:c="4"/>}</text:p>
      <text:p text:style-name="Preformatted_20_Text"><text:s text:c="4"/>contacts.append(contact)</text:p>
      <text:p text:style-name="Preformatted_20_Text"/>
      <text:p text:style-name="Preformatted_20_Text">def search_by_name(name):</text:p>
      <text:p text:style-name="Preformatted_20_Text"><text:s text:c="4"/>return list(filter(lambda c: name.lower() in c['name'].lower(), contacts))</text:p>
      <text:p text:style-name="Preformatted_20_Text"/>
      <text:p text:style-name="Preformatted_20_Text">def delete_contact(name):</text:p>
      <text:p text:style-name="Preformatted_20_Text"><text:s text:c="4"/>for contact in contacts:</text:p>
      <text:p text:style-name="Preformatted_20_Text"><text:s text:c="8"/>if contact['name'].lower() == name.lower():</text:p>
      <text:p text:style-name="Preformatted_20_Text"><text:s text:c="12"/>contacts.remove(contact)</text:p>
      <text:p text:style-name="Preformatted_20_Text"/>
      <text:p text:style-name="Preformatted_20_Text">def test():</text:p>
      <text:p text:style-name="Preformatted_20_Text"><text:s text:c="4"/># Test adding a contact</text:p>
      <text:p text:style-name="Preformatted_20_Text"><text:s text:c="4"/>add_contact('John Doe', '06876543210', 'john@hotemail.com')</text:p>
      <text:p text:style-name="Preformatted_20_Text"><text:s text:c="4"/># Let's check if the function works correctly</text:p>
      <text:p text:style-name="Preformatted_20_Text"><text:s text:c="4"/>if len(contacts) != 1 or contacts[0]['name']!='John Doe':</text:p>
      <text:p text:style-name="Preformatted_20_Text"><text:s text:c="8"/>print('Test: ERROR in add_contact()')</text:p>
      <text:p text:style-name="Preformatted_20_Text"><text:soft-page-break/></text:p>
      <text:p text:style-name="Preformatted_20_Text"><text:s text:c="4"/># Test searching contacts</text:p>
      <text:p text:style-name="Preformatted_20_Text"><text:s text:c="4"/>search_results = search_by_name("John")</text:p>
      <text:p text:style-name="Preformatted_20_Text"><text:s text:c="4"/># Let's check if the function works correctly</text:p>
      <text:p text:style-name="Preformatted_20_Text"><text:s text:c="4"/>if len(search_results) &lt; 1:</text:p>
      <text:p text:style-name="Preformatted_20_Text"><text:s text:c="8"/>print('Test: ERROR in search_by_name()')</text:p>
      <text:p text:style-name="Preformatted_20_Text"/>
      <text:p text:style-name="Preformatted_20_Text"><text:s text:c="4"/># Test deleting a contact</text:p>
      <text:p text:style-name="Preformatted_20_Text"><text:s text:c="4"/>delete_contact("John Doe")</text:p>
      <text:p text:style-name="Preformatted_20_Text"><text:s text:c="4"/># todo: Implement a test here.</text:p>
      <text:p text:style-name="Preformatted_20_Text"/>
      <text:p text:style-name="Preformatted_20_Text"><text:s text:c="4"/>print("All tests are executed.")</text:p>
      <text:p text:style-name="Preformatted_20_Text"/>
      <text:p text:style-name="P10">tes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6T09:29:18.780000000</meta:creation-date>
    <dc:date>2024-03-31T18:42:28.502000000</dc:date>
    <meta:editing-duration>PT1H28M27S</meta:editing-duration>
    <meta:editing-cycles>4</meta:editing-cycles>
    <meta:generator>LibreOffice/24.2.2.2$Windows_X86_64 LibreOffice_project/d56cc158d8a96260b836f100ef4b4ef25d6f1a01</meta:generator>
    <meta:document-statistic meta:table-count="0" meta:image-count="0" meta:object-count="0" meta:page-count="11" meta:paragraph-count="325" meta:word-count="2058" meta:character-count="14756" meta:non-whitespace-character-count="11826"/>
  </office:meta>
</office:document-meta>
</file>